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P1" style:family="paragraph" style:parent-style-name="Standard">
      <style:paragraph-properties fo:text-align="center">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2"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3" style:family="paragraph" style:parent-style-name="Standard">
      <style:paragraph-properties fo:margin-left="0.5000in" fo:text-indent="-0.5000in">
        <style:tab-stops>
          <style:tab-stop style:position="0.1528in"/>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s>
      </style:paragraph-properties>
      <style:text-properties style:font-name="Helvetica" fo:font-size="12.0pt"/>
    </style:style>
    <style:style style:name="P4"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fo:color="#0000e9"/>
    </style:style>
    <style:style style:name="P5" style:family="paragraph" style:parent-style-name="Standard">
      <style:paragraph-properties fo:margin-left="0.5000in" fo:text-indent="-0.5000in">
        <style:tab-stops>
          <style:tab-stop style:position="0.1528in"/>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s>
      </style:paragraph-properties>
      <style:text-properties style:font-name="Helvetica" fo:font-size="12.0pt" fo:color="#000000"/>
    </style:style>
    <style:style style:name="P6"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fo:color="#000000"/>
    </style:style>
    <style:style style:name="P7" style:family="paragraph" style:parent-style-name="Standard">
      <style:paragraph-properties fo:margin-left="1.0000in" fo:text-indent="-1.0000in">
        <style:tab-stops>
          <style:tab-stop style:position="0.6528in"/>
          <style:tab-stop style:position="1.0000in"/>
          <style:tab-stop style:position="1.5000in"/>
          <style:tab-stop style:position="2.0000in"/>
          <style:tab-stop style:position="2.5000in"/>
          <style:tab-stop style:position="3.0000in"/>
        </style:tab-stops>
      </style:paragraph-properties>
      <style:text-properties style:font-name="Helvetica" fo:font-size="12.0pt" fo:color="#000000"/>
    </style:style>
    <style:style style:name="P8"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Times" fo:font-size="12.0pt" fo:color="#000000"/>
    </style:style>
    <style:style style:name="P9"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Times New Roman" fo:font-size="12.0pt"/>
    </style:style>
    <style:style style:name="P10" style:family="paragraph" style:parent-style-name="Standard">
      <style:paragraph-properties fo:margin-left="0.5000in" fo:text-indent="-0.5000in">
        <style:tab-stops>
          <style:tab-stop style:position="0.1528in"/>
          <style:tab-stop style:position="0.5000in"/>
          <style:tab-stop style:position="0.8333in"/>
          <style:tab-stop style:position="1.2222in"/>
          <style:tab-stop style:position="1.6111in"/>
          <style:tab-stop style:position="2.0000in"/>
          <style:tab-stop style:position="2.3888in"/>
          <style:tab-stop style:position="2.7777in"/>
          <style:tab-stop style:position="3.1667in"/>
        </style:tab-stops>
      </style:paragraph-properties>
      <style:text-properties style:font-name="Helvetica" fo:font-size="12.0pt"/>
    </style:style>
    <style:style style:name="P11"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style:style>
    <style:style style:name="P12" style:family="paragraph" style:parent-style-name="Standard">
      <style:paragraph-properties fo:margin-left="1.0000in" fo:text-indent="-1.0000in">
        <style:tab-stops>
          <style:tab-stop style:position="0.6528in"/>
          <style:tab-stop style:position="1.0000in"/>
          <style:tab-stop style:position="1.1667in"/>
        </style:tab-stops>
      </style:paragraph-properties>
      <style:text-properties style:font-name="Helvetica" fo:font-size="12.0pt"/>
    </style:style>
    <style:style style:name="P13" style:family="paragraph" style:parent-style-name="Standard">
      <style:paragraph-properties fo:text-indent="0.7777in">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style:style>
    <style:style style:name="P14" style:family="paragraph" style:parent-style-name="Standard">
      <style:paragraph-properties fo:margin-left="1.0000in" fo:text-indent="-1.0000in">
        <style:tab-stops>
          <style:tab-stop style:position="0.6528in"/>
          <style:tab-stop style:position="1.0000in"/>
          <style:tab-stop style:position="1.2777in"/>
          <style:tab-stop style:position="1.6667in"/>
        </style:tab-stops>
      </style:paragraph-properties>
      <style:text-properties style:font-name="Helvetica" fo:font-size="12.0pt"/>
    </style:style>
    <style:style style:name="P15" style:family="paragraph" style:parent-style-name="Standard">
      <style:paragraph-properties fo:margin-left="1.0000in" fo:text-indent="-1.0000in">
        <style:tab-stops>
          <style:tab-stop style:position="0.6528in"/>
          <style:tab-stop style:position="1.0000in"/>
          <style:tab-stop style:position="1.2777in"/>
          <style:tab-stop style:position="1.6667in"/>
          <style:tab-stop style:position="3.8888in"/>
        </style:tab-stops>
      </style:paragraph-properties>
      <style:text-properties style:font-name="Helvetica" fo:font-size="12.0pt"/>
    </style:style>
    <style:style style:name="P16"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 style:position="6.8888in"/>
        </style:tab-stops>
      </style:paragraph-properties>
      <style:text-properties style:font-name="Helvetica" fo:font-size="12.0pt"/>
    </style:style>
    <style:style style:name="P17" style:family="paragraph" style:parent-style-name="Standard">
      <style:paragraph-properties fo:margin-left="0.5000in" fo:text-indent="-0.5000in">
        <style:tab-stops>
          <style:tab-stop style:position="0.1528in"/>
          <style:tab-stop style:position="0.5000in"/>
          <style:tab-stop style:position="0.5556in"/>
          <style:tab-stop style:position="0.9444in"/>
          <style:tab-stop style:position="1.3333in"/>
          <style:tab-stop style:position="1.7222in"/>
          <style:tab-stop style:position="2.1111in"/>
          <style:tab-stop style:position="2.5000in"/>
          <style:tab-stop style:position="2.8888in"/>
          <style:tab-stop style:position="3.2777in"/>
          <style:tab-stop style:position="3.6667in"/>
        </style:tab-stops>
      </style:paragraph-properties>
      <style:text-properties style:font-name="Helvetica" fo:font-size="12.0pt"/>
    </style:style>
    <style:style style:name="P18" style:family="paragraph" style:parent-style-name="Standard">
      <style:paragraph-properties fo:margin-left="1.0000in" fo:text-indent="-1.0000in">
        <style:tab-stops>
          <style:tab-stop style:position="0.6528in"/>
          <style:tab-stop style:position="1.0000in"/>
          <style:tab-stop style:position="1.1388in"/>
          <style:tab-stop style:position="1.5277in"/>
          <style:tab-stop style:position="1.9167in"/>
        </style:tab-stops>
      </style:paragraph-properties>
      <style:text-properties style:font-name="Helvetica" fo:font-size="12.0pt"/>
    </style:style>
    <style:style style:name="P19" style:family="paragraph" style:parent-style-name="Standard">
      <style:paragraph-properties fo:margin-left="2.0000in" fo:text-indent="-2.0000in">
        <style:tab-stops>
          <style:tab-stop style:position="1.6528in"/>
          <style:tab-stop style:position="2.0000in"/>
        </style:tab-stops>
      </style:paragraph-properties>
      <style:text-properties style:font-name="Helvetica" fo:font-size="12.0pt"/>
    </style:style>
    <style:style style:name="P20" style:family="paragraph" style:parent-style-name="Standard">
      <style:paragraph-properties fo:margin-left="0.4924in">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style:style>
    <style:style style:name="P21"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fo:color="#1b1d1f"/>
    </style:style>
    <style:style style:name="P22"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Times New Roman" fo:font-size="12.0pt"/>
    </style:style>
    <style:style style:name="P23"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fo:color="#ff3333"/>
    </style:style>
    <style:style style:name="P24"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Helvetica" fo:font-size="12.0pt" fo:color="#000000"/>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style="italic" fo:font-style-asian="italic" fo:font-style-complex="italic" fo:letter-spacing="0.0000in"/>
    </style:style>
    <style:style style:name="T4" style:family="text">
      <style:text-properties style:font-name="Times New Roman" fo:letter-spacing="0.0000in"/>
    </style:style>
    <style:style style:name="T5" style:family="text">
      <style:text-properties style:font-name="Times" style:text-underline-style="solid" fo:letter-spacing="0.0000in" fo:color="#0000e9"/>
    </style:style>
    <style:style style:name="T6" style:family="text">
      <style:text-properties fo:letter-spacing="0.0000in" fo:color="#000000"/>
    </style:style>
    <style:style style:name="T7" style:family="text">
      <style:text-properties fo:letter-spacing="0.0000in" fo:color="#ff3333"/>
    </style:style>
    <style:style style:name="T8" style:family="text">
      <style:text-properties fo:font-weight="bold" fo:font-weight-asian="bold" fo:font-weight-complex="bold" fo:letter-spacing="0.0000in" fo:color="#000000"/>
    </style:style>
    <style:style style:name="T9" style:family="text">
      <style:text-properties fo:letter-spacing="0.0000in" fo:color="#800000"/>
    </style:style>
    <style:style style:name="T10" style:family="text">
      <style:text-properties style:font-name="Lucida Grande"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4">
      <text:list-level-style-number text:level="1" style:num-suffix=")" style:num-format="a">
        <style:list-level-properties text:space-before="0.25in" text:min-label-width="0.25in"/>
      </text:list-level-style-number>
      <text:list-level-style-number text:level="2" style:num-suffix="." style:num-format="1">
        <style:list-level-properties text:space-before="0.50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i">
        <style:list-level-properties text:space-before="1.00in" text:min-label-width="0.25in"/>
      </text:list-level-style-number>
    </text:list-style>
  </office:automatic-styles>
  <office:body>
    <office:text>
      <text:p text:style-name="P1"><text:span text:style-name="T1">FarmData2 Developer Guide 1.0</text:span></text:p>
      <text:p text:style-name="P1"><text:span text:style-name="T2">Initialization, Configuration, Data Logs, Current Issues, and Field Kit</text:span></text:p>
      <text:p text:style-name="P1"/>
      <text:p text:style-name="P1"><text:span text:style-name="T2">Allen Tucker</text:span></text:p>
      <text:p text:style-name="P1"><text:a xlink:type="simple" xlink:href="https://npfi.org/"><text:span text:style-name="T2">https://npfi.org</text:span></text:a></text:p>
      <text:p text:style-name="P1"/>
      <text:p text:style-name="P2"/>
      <text:p text:style-name="P2"><text:span text:style-name="T2">This guide provides initial documentation for FarmData2, an on-line software tool that helps farms manage their operational data. <text:s/>As a developer guide, it helps developers understand the software's basic vocabulary and data management capabilities. <text:s/></text:span></text:p>
      <text:p text:style-name="P2"/>
      <text:p text:style-name="P2"><text:span text:style-name="T2">The version of FarmData2 discussed in this document contains hypothetical data for the single calendar year 2018. <text:s/>This data is extracted and anonymized from actual data downloaded using FarmData and AnimalData, open source farm management software tools currently in use at the Dickinson College Farm. <text:s/>(For background information on FarmData and AnimalData, please visit </text:span><text:a xlink:type="simple" xlink:href="https://sourceforge.net/projects/farmdata/"><text:span text:style-name="T2">https://sourceforge.net/projects/farmdata/</text:span></text:a><text:span text:style-name="T2"><text:s/>and </text:span><text:a xlink:type="simple" xlink:href="https://sourceforge.net/projects/animaldata/"><text:span text:style-name="T2">https://sourceforge.net/projects/animaldata/</text:span></text:a><text:span text:style-name="T2">.)</text:span></text:p>
      <text:p text:style-name="P2"/>
      <text:p text:style-name="P2"><text:span text:style-name="T2">However, this version lacks certain capabilities that prevent it from being a full functional replacement for its predecessors FarmData and AnimalData. <text:s/>While the FarmData2 database is relatively complete at this time, its user interface for collecting and entering new data from the field is not fully functional.</text:span></text:p>
      <text:p text:style-name="P2"/>
      <text:p text:style-name="P2"><text:span text:style-name="T2">This guide has five major parts.</text:span></text:p>
      <text:p text:style-name="P2"><text:span text:style-name="T2"><text:s/></text:span></text:p>
      <text:list text:style-name="L1">
        <text:list-item>
          <text:p text:style-name="P3"><text:span text:style-name="T2">Part I describes how to initialize FarmData2 as a barebones variant of farmOS. <text:s/></text:span></text:p>
        </text:list-item>
        <text:list-item>
          <text:p text:style-name="P3"><text:span text:style-name="T2">Part II describes how to configure FarmData2 so that it reflects the actual layout, assets, and (anonymized) persons working at the Dickinson College Farm in 2018. <text:s text:c="2"/></text:span></text:p>
        </text:list-item>
        <text:list-item>
          <text:p text:style-name="P3"><text:span text:style-name="T2">Part III describes how to populate FarmData2 with task data logged at the Dickinson College Farm for the complete calendar year 2018. <text:s/></text:span></text:p>
        </text:list-item>
        <text:list-item>
          <text:p text:style-name="P3"><text:span text:style-name="T2">Part IV describes current issues that are being resolved in order to bring the FarmData2 database into alignment with FarmData and AnimalData.</text:span></text:p>
        </text:list-item>
        <text:list-item>
          <text:p text:style-name="P3"><text:span text:style-name="T2">Part V describes the current status of the </text:span><text:span text:style-name="T3">Field Kit</text:span><text:span text:style-name="T2">, a separate app that allows workers to enter data off-line “from the field” and later to upload it to the FarmData2 server when internet access becomes available. <text:s/></text:span></text:p>
        </text:list-item>
      </text:list>
      <text:p text:style-name="P2"/>
      <text:p text:style-name="P2"/>
      <text:p text:style-name="P2"><text:span text:style-name="T2">If you wish to explore and exercise the current development version of FarmData2, please visit </text:span><text:a xlink:type="simple" xlink:href="https://npfi.org/farmdata2"><text:span text:style-name="T4">https://npfi.org/farmdata2</text:span></text:a><text:span text:style-name="T2"><text:s/>and log in as admin (password farmdata2).</text:span></text:p>
      <text:p text:style-name="P2"/>
      <text:p text:style-name="P2"/>
      <text:p text:style-name="P2"><text:span text:style-name="T1">Part I.</text:span><text:span text:style-name="T2"><text:s text:c="2"/></text:span><text:span text:style-name="T1">Initialization</text:span></text:p>
      <text:p text:style-name="P2"/>
      <text:p text:style-name="P2"><text:span text:style-name="T2">To initialize FarmData2 from scratch on a local development machine, follow these steps.</text:span></text:p>
      <text:p text:style-name="P2"/>
      <text:list text:style-name="L2">
        <text:list-item>
          <text:p text:style-name="P3"><text:span text:style-name="T2">Download and Install Docker</text:span></text:p>
        </text:list-item>
        <text:list-item>
          <text:p text:style-name="P3"><text:span text:style-name="T2">Download the repository from Github. <text:s/>Make sure the folder you save it into is all lower case. <text:s/></text:span></text:p>
        </text:list-item>
      </text:list>
      <text:p text:style-name="P4"/>
      <text:list text:style-name="L2">
        <text:list-item>
          <text:p text:style-name="P5"><text:span text:style-name="T2">Run “docker compose up” from a terminal in that folder. <text:s/></text:span></text:p>
        </text:list-item>
      </text:list>
      <text:p text:style-name="P6"/>
      <text:list text:style-name="L2">
        <text:list-item>
          <text:p text:style-name="P5"><text:span text:style-name="T2">Wait a minute or two. <text:s/></text:span></text:p>
        </text:list-item>
      </text:list>
      <text:p text:style-name="P6"/>
      <text:list text:style-name="L2">
        <text:list-item>
          <text:p text:style-name="P5"><text:span text:style-name="T2">From a browser, go to localhost. <text:s/>You should see an install gui appear. <text:s/></text:span></text:p>
        </text:list-item>
      </text:list>
      <text:p text:style-name="P6"/>
      <text:list text:style-name="L2">
        <text:list-item>
          <text:p text:style-name="P5"><text:span text:style-name="T2"><text:s/>From a browser, go to localhost:8181. <text:s/>Login as “root” with password “farm”. <text:s/></text:span></text:p>
        </text:list-item>
      </text:list>
      <text:p text:style-name="P6"/>
      <text:list text:style-name="L2">
        <text:list-item>
          <text:p text:style-name="P5"><text:span text:style-name="T2">Go to the user accounts tab. <text:s/>Click add user account. <text:s/></text:span></text:p>
        </text:list-item>
      </text:list>
      <text:p text:style-name="P6"/>
      <text:list text:style-name="L3">
        <text:list-item>
          <text:p text:style-name="P5"><text:span text:style-name="T2">Create a user with the following credentials. <text:s/>Also, check the box that says “Create database with same name and grant all priviledges”:</text:span></text:p>
          <text:list>
            <text:list-item>
              <text:p text:style-name="P7"><text:span text:style-name="T2">Username = farmdata2db</text:span></text:p>
            </text:list-item>
            <text:list-item>
              <text:p text:style-name="P7"><text:span text:style-name="T2">Host = %</text:span></text:p>
            </text:list-item>
            <text:list-item>
              <text:p text:style-name="P7"><text:span text:style-name="T2">Password = farmdata2db</text:span></text:p>
            </text:list-item>
          </text:list>
        </text:list-item>
      </text:list>
      <text:p text:style-name="P6"/>
      <text:p text:style-name="P6"/>
      <text:p text:style-name="P6"/>
      <text:list text:style-name="L2">
        <text:list-item>
          <text:p text:style-name="P5"><text:span text:style-name="T2">Set your Chrome browser to localhost and follow the install steps. <text:s/>This may take awhile:</text:span></text:p>
        </text:list-item>
      </text:list>
      <text:p text:style-name="P6"/>
      <text:list text:style-name="L3">
        <text:list-item>
          <text:list>
            <text:list-item>
              <text:p text:style-name="P7"><text:span text:style-name="T2">To Verify Requirements, check MySQL and enter the database name, username, and password you entered when creating the database. <text:s/>You also need to change the database host from “localhost” to “db”. <text:s/></text:span></text:p>
            </text:list-item>
          </text:list>
        </text:list-item>
      </text:list>
      <text:p text:style-name="P6"/>
      <text:list text:style-name="L3">
        <text:list-item>
          <text:list>
            <text:list-item>
              <text:p text:style-name="P7"><text:span text:style-name="T2">To Configure the site, choose Site name (e.g., Dickinson College Farm), Site e-mail address (e.g., allen@npfi.org), site maintenance account (username = admin, email address = allen@npfi.org, password = farmdata2), default country (United States), default time zone (America/New York), and check update notifications.</text:span></text:p>
            </text:list-item>
          </text:list>
        </text:list-item>
      </text:list>
      <text:p text:style-name="P6"/>
      <text:list text:style-name="L3">
        <text:list-item>
          <text:list>
            <text:list-item>
              <text:p text:style-name="P7"><text:span text:style-name="T2">To Configure farmOS, check all modules, select US/Imperial system of measurement, and enter the following Google Maps API <text:s/>key: <text:s/></text:span></text:p>
            </text:list-item>
            <text:list-item>
              <text:p text:style-name="P7"><text:span text:style-name="T2">AIzaSyC-kwbvJLvMO6E20lWCj1CVtK7aq53Mxys</text:span></text:p>
            </text:list-item>
          </text:list>
        </text:list-item>
      </text:list>
      <text:p text:style-name="P6"/>
      <text:list text:style-name="L2">
        <text:list-item>
          <text:p text:style-name="P5"><text:span text:style-name="T2">When finished, hit “Visit your new site” and it should look like this:</text:span></text:p>
        </text:list-item>
      </text:list>
      <text:p text:style-name="P8"/>
      <text:p text:style-name="P9"/>
      <text:list text:style-name="L2">
        <text:list-item>
          <text:p text:style-name="P10"><text:span text:style-name="T2">To customize this generic farmOS installation to support the functionality required by FarmData2, we need to configure the file system, install custom modules, and change the default logo and footer message. <text:s/>This can be done by modifying the site’s “Structure,” “Appearance,” “Modules”, and “Configuration” shown in the top menu above.</text:span></text:p>
        </text:list-item>
        <text:list-item>
          <text:p text:style-name="P10"><text:span text:style-name="T2">Run the install script. <text:s/></text:span></text:p>
        </text:list-item>
      </text:list>
      <text:p text:style-name="P11"/>
      <text:list text:style-name="L3">
        <text:list-item>
          <text:p text:style-name="P10"><text:span text:style-name="T2">To configure the file system (This is done by the install script)</text:span></text:p>
          <text:list>
            <text:list-item>
              <text:p text:style-name="P12"><text:span text:style-name="T2">Login as admin (password farmdata2)</text:span></text:p>
            </text:list-item>
            <text:list-item>
              <text:p text:style-name="P12"><text:span text:style-name="T2">Select Configuration -&gt; Media -&gt; File System</text:span></text:p>
            </text:list-item>
            <text:list-item>
              <text:p text:style-name="P12"><text:span text:style-name="T2">Set Private File System Path = sites/default/files/private </text:span></text:p>
            </text:list-item>
            <text:list-item>
              <text:p text:style-name="P12"><text:span text:style-name="T2">Set Temporary Directory = sites/default/tmp</text:span></text:p>
            </text:list-item>
            <text:list-item>
              <text:p text:style-name="P12"><text:span text:style-name="T2">Hit Save configuration.</text:span></text:p>
            </text:list-item>
          </text:list>
        </text:list-item>
      </text:list>
      <text:p text:style-name="P11"/>
      <text:list text:style-name="L2">
        <text:list-item>
          <text:p text:style-name="P10"><text:span text:style-name="T2">To install custom modules:</text:span></text:p>
        </text:list-item>
      </text:list>
      <text:p text:style-name="P13"/>
      <text:list text:style-name="L3">
        <text:list-item>
          <text:list>
            <text:list-item>
              <text:p text:style-name="P14"><text:span text:style-name="T2">Move the custom modules from demodata/custommodules into the directory www/sites/all/modules (This is done by the install script)</text:span></text:p>
            </text:list-item>
            <text:list-item>
              <text:p text:style-name="P14"><text:span text:style-name="T2">Login as admin, select Modules in the menu bar, and turn on Farm Eggs. (This is done by the install script)</text:span></text:p>
            </text:list-item>
            <text:list-item>
              <text:p text:style-name="P15"><text:span text:style-name="T2">Login as admin, select Modules in the menu bar, and turn on Farm Material.</text:span></text:p>
            </text:list-item>
            <text:list-item>
              <text:p text:style-name="P15"><text:span text:style-name="T2">Login as admin, select Modules in the menu bar and turn on Farm Organic.</text:span></text:p>
            </text:list-item>
            <text:list-item>
              <text:p text:style-name="P15"><text:span text:style-name="T2">At the bottom of the page, hit Save configuration.</text:span></text:p>
            </text:list-item>
          </text:list>
        </text:list-item>
      </text:list>
      <text:p text:style-name="P16"><text:span text:style-name="T2"><text:s/></text:span></text:p>
      <text:list text:style-name="L3">
        <text:list-item>
          <text:p text:style-name="P10"><text:span text:style-name="T2">To change the default logo:</text:span></text:p>
          <text:list>
            <text:list-item>
              <text:p text:style-name="P14"><text:span text:style-name="T2">Navigate to Appearance -&gt; Settings -&gt; Global Settings -&gt; Logo Image Settings</text:span></text:p>
            </text:list-item>
            <text:list-item>
              <text:p text:style-name="P14"><text:span text:style-name="T2">Uncheck “Use the default logo” and upload the logo in the demoData folder.</text:span></text:p>
            </text:list-item>
          </text:list>
        </text:list-item>
      </text:list>
      <text:p text:style-name="P11"/>
      <text:list text:style-name="L2">
        <text:list-item>
          <text:p text:style-name="P10"><text:span text:style-name="T2">The FarmData2 logo should now appear in the top left corner of the page.</text:span></text:p>
        </text:list-item>
      </text:list>
      <text:p text:style-name="P11"/>
      <text:list text:style-name="L3">
        <text:list-item>
          <text:p text:style-name="P10"><text:span text:style-name="T2"><text:s/>To create a footer message that acknowledges FarmData2’s developers:</text:span></text:p>
          <text:list>
            <text:list-item>
              <text:p text:style-name="P14"><text:span text:style-name="T2">Navigate to Structure -&gt; Blocks -&gt; Add Block</text:span></text:p>
            </text:list-item>
            <text:list-item>
              <text:p text:style-name="P14"><text:span text:style-name="T2">Create a new block with Description <text:s/>“Acknowledgments” and Block body</text:span></text:p>
            </text:list-item>
            <text:list-item>
              <text:p text:style-name="P14"><text:span text:style-name="T2">“Developed by &lt;a href = <text:tab/><text:tab/><text:tab/>"https://www.dickinson.edu/homepage/57/computer_science" target = _blank&gt;Dickinson <text:tab/>College&lt;/a&gt; and &lt;a href="https://npfi.org" target=_blank&gt;NPFI&lt;/a&gt;”</text:span></text:p>
            </text:list-item>
            <text:list-item>
              <text:p text:style-name="P14"><text:span text:style-name="T2">Hit Save block at the bottom of the page.</text:span></text:p>
            </text:list-item>
          </text:list>
        </text:list-item>
      </text:list>
      <text:p text:style-name="P11"/>
      <text:list text:style-name="L2">
        <text:list-item>
          <text:p text:style-name="P10">18. <text:span text:style-name="T2">The FarmData2 footer message should now read “Developed by Dickinson College with assistance from NPFI” alongside the message “Powered by farmOS.”</text:span></text:p>
        </text:list-item>
        <text:list-item>
          <text:p text:style-name="P10"><text:span text:style-name="T3">Note:</text:span><text:span text:style-name="T2"><text:s/>Changes above are consistent with the farmOS Trademark Guidelines (see </text:span><text:a xlink:type="simple" xlink:href="https://farmos.org/community/trademark/"><text:span text:style-name="T4">https://farmos.org/community/trademark/</text:span></text:a><text:span text:style-name="T5">).</text:span></text:p>
        </text:list-item>
        <text:list-item>
          <text:p text:style-name="P10">19.<text:tab/><text:span text:style-name="T2">Clear all database caches by selecting Configuration -&gt; Development -&gt; Performance -&gt; Clear All Caches. <text:s/>The database should now be about 29MB. <text:s/></text:span></text:p>
        </text:list-item>
      </text:list>
      <text:p text:style-name="P11"/>
      <text:p text:style-name="P11"/>
      <text:p text:style-name="P11"><text:span text:style-name="T1">Part II. </text:span><text:span text:style-name="T2"><text:s/></text:span><text:span text:style-name="T1">Configuration</text:span></text:p>
      <text:p text:style-name="P11"/>
      <text:p text:style-name="P11"><text:span text:style-name="T2">FarmData2 manages four types of data (log in as admin and look at the top menu): Areas, Assets, People, and Logs. <text:s/>Areas, Assets, and People represent the structure of the Dickinson College Farm (fields, plantings, equipment, workers, managers, etc.). <text:s/>Logs represent the activities that occur at the Farm (purchases, seedings, fertilization, irrigation, harvests, etc.). <text:s text:c="2"/></text:span></text:p>
      <text:p text:style-name="P11"/>
      <text:p text:style-name="P11"><text:span text:style-name="T2">To configure FarmData2 so that it meaningfully represents the Farm's Areas, Assets, and People in 2018, we can import files downloaded from other sources (FarmData and AnimalData) and stored as KML and CSV files (spreadsheets).</text:span></text:p>
      <text:p text:style-name="P11"/>
      <text:p text:style-name="P11"><text:span text:style-name="T2">1.<text:tab/>Configuring Areas</text:span></text:p>
      <text:p text:style-name="P11"/>
      <text:p text:style-name="P11"><text:span text:style-name="T2">Geographic areas of the farm include fields, buildings, ponds, greenhouses, etc. <text:s/>Each area is identified by its Google mapping coordinates, which are uploaded from KML files. <text:s/>Below are the steps for defining in FarmData2 the coordinates for 15 of the fields used for planting and harvesting at the College Farm in 2018:</text:span></text:p>
      <text:p text:style-name="P11"/>
      <text:p text:style-name="P11"><text:span text:style-name="T2"><text:tab/>a). Select Areas -&gt; <text:s/>Area Importer. <text:s/></text:span></text:p>
      <text:p text:style-name="P11"/>
      <text:p text:style-name="P11"><text:span text:style-name="T2"><text:tab/>b). Find the file 2018fields.kml in demoData/2018uploads/Areas</text:span></text:p>
      <text:p text:style-name="P11"/>
      <text:p text:style-name="P11"><text:span text:style-name="T2"><text:tab/>c). Using a text editor, copy and paste that file's contents into the box labeled KML *.</text:span></text:p>
      <text:p text:style-name="P11"/>
      <text:p text:style-name="P11"><text:span text:style-name="T2"><text:tab/>c). Hit Parse, and you will see 15 different areas’ geometries generated, each one with a name (like Q) and an Area type “Field”.</text:span></text:p>
      <text:p text:style-name="P11"/>
      <text:p text:style-name="P11"><text:span text:style-name="T2"><text:tab/>d). Scroll to the bottom and hit “Create areas.”</text:span></text:p>
      <text:p text:style-name="P11"/>
      <text:p text:style-name="P11"><text:span text:style-name="T2">2.<text:tab/>Configuring Assets</text:span></text:p>
      <text:p text:style-name="P11"/>
      <text:p text:style-name="P11"><text:span text:style-name="T2">The key assets for Dickinson College Farm are Plantings, Animals, Equipment, Material, and Groups of assets. <text:s/>We configure each of these as shown below.</text:span></text:p>
      <text:p text:style-name="P11"><text:span text:style-name="T2"><text:tab/></text:span></text:p>
      <text:list text:style-name="L4">
        <text:list-item>
          <text:p text:style-name="P17"><text:span text:style-name="T2">Configure Farm Asset Groups (This is done by the install script.). </text:span></text:p>
          <text:list>
            <text:list-item>
              <text:p text:style-name="P18"><text:span text:style-name="T2">Go to localhost/farm/assets/groups/list<text:tab/></text:span></text:p>
            </text:list-item>
            <text:list-item>
              <text:p text:style-name="P18"><text:span text:style-name="T2">Choose the shared file farm_asset_groups.csv from the same shared folder. <text:s/></text:span></text:p>
            </text:list-item>
            <text:list-item>
              <text:p text:style-name="P18"><text:span text:style-name="T2">Hit Import when done. <text:s/>You should see a list of 16 different asset groups.<text:tab/></text:span></text:p>
            </text:list-item>
          </text:list>
        </text:list-item>
      </text:list>
      <text:p text:style-name="P11"/>
      <text:p text:style-name="P11"><text:span text:style-name="T2">b). <text:s/>Planting assets are the types of fruits, herbs, and vegetables planted and harvested at the Farm. <text:s/>Configuring planting assets requires 3 steps:</text:span></text:p>
      <text:p text:style-name="P11"/>
      <text:p text:style-name="P11"><text:span text:style-name="T2"><text:tab/>Configuring Fruit:</text:span></text:p>
      <text:list text:style-name="L5">
        <text:list-item>
          <text:list>
            <text:list-item>
              <text:list>
                <text:list-item>
                  <text:list>
                    <text:list-item>
                      <text:p text:style-name="P19"><text:span text:style-name="T2">You should see a list of 4 fruit types.</text:span></text:p>
                    </text:list-item>
                    <text:list-item>
                      <text:p text:style-name="P19"><text:span text:style-name="T2">Now select all of the listed items.</text:span></text:p>
                    </text:list-item>
                    <text:list-item>
                      <text:p text:style-name="P19"><text:span text:style-name="T2">hit the Group button at the bottom, select FRUIT, and</text:span></text:p>
                    </text:list-item>
                    <text:list-item>
                      <text:p text:style-name="P19"><text:span text:style-name="T2">hit Next. <text:s/>All 4 of these items should now be grouped as FRUIT.</text:span></text:p>
                    </text:list-item>
                  </text:list>
                </text:list-item>
              </text:list>
            </text:list-item>
          </text:list>
        </text:list-item>
      </text:list>
      <text:p text:style-name="P11"/>
      <text:p text:style-name="P11"><text:span text:style-name="T2"><text:tab/>Configuring Herbs</text:span></text:p>
      <text:list text:style-name="L5">
        <text:list-item>
          <text:list>
            <text:list-item>
              <text:list>
                <text:list-item>
                  <text:list>
                    <text:list-item>
                      <text:p text:style-name="P19"><text:span text:style-name="T2">select Assets -&gt; Plantings -&gt; Import Plantings,</text:span></text:p>
                    </text:list-item>
                    <text:list-item>
                      <text:p text:style-name="P19"><text:span text:style-name="T2">choose the file Planting/farm_asset_plantingHERBS2018.csv from demoData/2018uploads/Assets/. <text:s/></text:span></text:p>
                    </text:list-item>
                    <text:list-item>
                      <text:p text:style-name="P19"><text:span text:style-name="T2">Hit Import when done. <text:s/>You should see a list of 16 herb types, along with the 4 fruit types that you just uploaded. <text:s/></text:span></text:p>
                    </text:list-item>
                    <text:list-item>
                      <text:p text:style-name="P19"><text:span text:style-name="T2">Now select the 16 herbs (but not the 4 fruit),</text:span></text:p>
                    </text:list-item>
                    <text:list-item>
                      <text:p text:style-name="P19"><text:span text:style-name="T2">hit the Group button at the bottom, select HERBS, and</text:span></text:p>
                    </text:list-item>
                    <text:list-item>
                      <text:p text:style-name="P19"><text:span text:style-name="T2">hit Next. <text:s/>All 16 herbs should now be grouped as HERBS.</text:span></text:p>
                    </text:list-item>
                  </text:list>
                </text:list-item>
              </text:list>
            </text:list-item>
          </text:list>
        </text:list-item>
      </text:list>
      <text:p text:style-name="P11"/>
      <text:p text:style-name="P11"><text:span text:style-name="T2"><text:tab/>Configuring Vegetables</text:span></text:p>
      <text:list text:style-name="L5">
        <text:list-item>
          <text:list>
            <text:list-item>
              <text:list>
                <text:list-item>
                  <text:list>
                    <text:list-item>
                      <text:p text:style-name="P19"><text:span text:style-name="T2">select Assets -&gt; Plantings -&gt; Import Plantings,</text:span></text:p>
                    </text:list-item>
                    <text:list-item>
                      <text:p text:style-name="P19"><text:span text:style-name="T2">choose the file Planting/farm_asset_plantingVEGETABLES2018.csv from the same shared folder. <text:s/></text:span></text:p>
                    </text:list-item>
                    <text:list-item>
                      <text:p text:style-name="P19"><text:span text:style-name="T2">Hit Import when done. <text:s/>You should see a list of 59 vegetable types.</text:span></text:p>
                    </text:list-item>
                    <text:list-item>
                      <text:p text:style-name="P19"><text:span text:style-name="T2">Now select the 59 vegetables (but not the fruit and herbs that are already grouped),</text:span></text:p>
                    </text:list-item>
                    <text:list-item>
                      <text:p text:style-name="P19"><text:span text:style-name="T2">hit the Group button at the bottom, select VEGETABLES, and</text:span></text:p>
                    </text:list-item>
                    <text:list-item>
                      <text:p text:style-name="P19"><text:span text:style-name="T2">hit Next. <text:s/>All 59 VEGETABLES should now be grouped as VEGETABLES.</text:span></text:p>
                    </text:list-item>
                  </text:list>
                </text:list-item>
              </text:list>
            </text:list-item>
          </text:list>
        </text:list-item>
      </text:list>
      <text:p text:style-name="P11"/>
      <text:p text:style-name="P11"><text:span text:style-name="T2">c). Animal assets at the Farm are two types: Cattle and Sheep. <text:s/>Each cow and sheep is identified as a separate asset, with an inventory count = 1. <text:s/>Configuring animal assets thus involves importing individual animals, as described below. <text:s/></text:span></text:p>
      <text:p text:style-name="P11"/>
      <text:p text:style-name="P11"><text:span text:style-name="T2"><text:tab/>Configuring Cattle</text:span></text:p>
      <text:list text:style-name="L5">
        <text:list-item>
          <text:list>
            <text:list-item>
              <text:list>
                <text:list-item>
                  <text:list>
                    <text:list-item>
                      <text:p text:style-name="P19"><text:span text:style-name="T2">select Assets -&gt; Animals -&gt; Import Animals,</text:span></text:p>
                    </text:list-item>
                    <text:list-item>
                      <text:p text:style-name="P19"><text:span text:style-name="T2">choose the file Animal/farm_asset_animalcattle2018.csv from the same shared folder.</text:span></text:p>
                    </text:list-item>
                    <text:list-item>
                      <text:p text:style-name="P19"><text:span text:style-name="T2">Hit Import when done. <text:s/>You should see a list of 20 cattle. <text:s/></text:span></text:p>
                    </text:list-item>
                    <text:list-item>
                      <text:p text:style-name="P19"><text:span text:style-name="T2">Now select all of the listed cattle,</text:span></text:p>
                    </text:list-item>
                    <text:list-item>
                      <text:p text:style-name="P19"><text:span text:style-name="T2">hit the Group button at the bottom, select CATTLE, and</text:span></text:p>
                    </text:list-item>
                    <text:list-item>
                      <text:p text:style-name="P19"><text:span text:style-name="T2">hit Next. <text:s/>All 20 of these animals should now be grouped as CATTLE.</text:span></text:p>
                    </text:list-item>
                  </text:list>
                </text:list-item>
              </text:list>
            </text:list-item>
          </text:list>
        </text:list-item>
      </text:list>
      <text:p text:style-name="P11"><text:span text:style-name="T2"><text:tab/></text:span></text:p>
      <text:p text:style-name="P11"><text:span text:style-name="T2"><text:tab/>Configuring Sheep</text:span></text:p>
      <text:list text:style-name="L5">
        <text:list-item>
          <text:list>
            <text:list-item>
              <text:list>
                <text:list-item>
                  <text:list>
                    <text:list-item>
                      <text:p text:style-name="P19"><text:span text:style-name="T2">select Assets -&gt; Animals -&gt; Import Animals,</text:span></text:p>
                    </text:list-item>
                    <text:list-item>
                      <text:p text:style-name="P19"><text:span text:style-name="T2">choose the file Animal/farm_asset_animalsheep2018.csv from the same shared folder. <text:s/></text:span></text:p>
                    </text:list-item>
                    <text:list-item>
                      <text:p text:style-name="P19"><text:span text:style-name="T2">Hit Import when done. <text:s/>You should see 49 sheep in this list, along with the 20 cattle that had been previously imported.</text:span></text:p>
                    </text:list-item>
                    <text:list-item>
                      <text:p text:style-name="P19"><text:span text:style-name="T2">Now filter the list by typing “S” in the Tag ID field,</text:span></text:p>
                    </text:list-item>
                    <text:list-item>
                      <text:p text:style-name="P19"><text:span text:style-name="T2">select all 49 listed sheep,</text:span></text:p>
                    </text:list-item>
                    <text:list-item>
                      <text:p text:style-name="P19"><text:span text:style-name="T2"><text:s/>hit the Group button at the bottom, select SHEEP, and</text:span></text:p>
                    </text:list-item>
                    <text:list-item>
                      <text:p text:style-name="P19"><text:span text:style-name="T2">hit Next. <text:s/>All 49 sheep should now be grouped as SHEEP.</text:span></text:p>
                    </text:list-item>
                  </text:list>
                </text:list-item>
              </text:list>
            </text:list-item>
          </text:list>
        </text:list-item>
      </text:list>
      <text:p text:style-name="P11"/>
      <text:p text:style-name="P11"><text:span text:style-name="T2">d). <text:s/>Equipment assets are tractors and other tools used in farming. <text:s/>To configure equipment assets for the Farm:</text:span></text:p>
      <text:list text:style-name="L5">
        <text:list-item>
          <text:list>
            <text:list-item>
              <text:list>
                <text:list-item>
                  <text:list>
                    <text:list-item>
                      <text:p text:style-name="P19"><text:span text:style-name="T2">select Assets -&gt; Equipment -&gt; Import Equipment,</text:span></text:p>
                    </text:list-item>
                    <text:list-item>
                      <text:p text:style-name="P19"><text:span text:style-name="T2">choose the file Equipment/farm_asset_equipment2018.csv from the same shared folder. <text:s/></text:span></text:p>
                    </text:list-item>
                    <text:list-item>
                      <text:p text:style-name="P19"><text:span text:style-name="T2">Hit Import when done. <text:s/>You should see a list of 7 equipment items.</text:span></text:p>
                    </text:list-item>
                  </text:list>
                </text:list-item>
              </text:list>
            </text:list-item>
          </text:list>
        </text:list-item>
      </text:list>
      <text:p text:style-name="P11"><text:span text:style-name="T2"><text:tab/></text:span></text:p>
      <text:p text:style-name="P11"><text:span text:style-name="T2">e). <text:s/>Material assets include Cover Crops, Feed, Bedding, Fertilizer, and Sales (products sold but not vegetables). <text:s/>Configuring these assets for the Farm requires 5 steps:</text:span></text:p>
      <text:p text:style-name="P11"/>
      <text:p text:style-name="P11"><text:span text:style-name="T2"><text:tab/>Configuring Cover Crops</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covercrop2018.csv from the same shared folder. <text:s/></text:span></text:p>
                    </text:list-item>
                    <text:list-item>
                      <text:p text:style-name="P19"><text:span text:style-name="T2">Hit Import when done. <text:s/>You should see a list of 12 cover crops. <text:s/></text:span></text:p>
                    </text:list-item>
                    <text:list-item>
                      <text:p text:style-name="P19"><text:span text:style-name="T2">Now select all of the listed items,</text:span></text:p>
                    </text:list-item>
                    <text:list-item>
                      <text:p text:style-name="P19"><text:span text:style-name="T2">hit the Group button at the bottom, select COVER CROP, and</text:span></text:p>
                    </text:list-item>
                    <text:list-item>
                      <text:p text:style-name="P19"><text:span text:style-name="T2">hit Next. <text:s/>All 12 of these items should now be grouped as COVER CROP.</text:span></text:p>
                    </text:list-item>
                  </text:list>
                </text:list-item>
              </text:list>
            </text:list-item>
          </text:list>
        </text:list-item>
      </text:list>
      <text:p text:style-name="P11"/>
      <text:p text:style-name="P11"><text:span text:style-name="T2"><text:tab/>Configuring Feed/Bedding</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feedbedding2018.csv from the same shared folder. <text:s/></text:span></text:p>
                    </text:list-item>
                    <text:list-item>
                      <text:p text:style-name="P19"><text:span text:style-name="T2">Hit Import when done. <text:s/>You should see a list of 15 types of feed/bedding. <text:s/></text:span></text:p>
                    </text:list-item>
                    <text:list-item>
                      <text:p text:style-name="P19"><text:span text:style-name="T2">Now select the 2 bedding items at the top of this list,</text:span></text:p>
                    </text:list-item>
                    <text:list-item>
                      <text:p text:style-name="P19"><text:span text:style-name="T2">hit the Group button at the bottom, select BEDDING, and</text:span></text:p>
                    </text:list-item>
                    <text:list-item>
                      <text:p text:style-name="P19"><text:span text:style-name="T2">hit Next. <text:s/>Both of these items should now be grouped as BEDDING.</text:span></text:p>
                    </text:list-item>
                    <text:list-item>
                      <text:p text:style-name="P19"><text:span text:style-name="T2">Now select the remaining 13 ungrouped items in this list,</text:span></text:p>
                    </text:list-item>
                    <text:list-item>
                      <text:p text:style-name="P19"><text:span text:style-name="T2">hit the Group button at the bottom, select FEED, and</text:span></text:p>
                    </text:list-item>
                    <text:list-item>
                      <text:p text:style-name="P19"><text:span text:style-name="T2"><text:s text:c="9"/>hit Next. <text:s/>All 13 of these items should now be grouped as FEED.</text:span></text:p>
                    </text:list-item>
                  </text:list>
                </text:list-item>
              </text:list>
            </text:list-item>
          </text:list>
        </text:list-item>
      </text:list>
      <text:p text:style-name="P11"/>
      <text:p text:style-name="P11"><text:span text:style-name="T2"><text:tab/>Configuring Dry Fertilizer</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fertilizerdry2018.csv from the same shared folder. <text:s/></text:span></text:p>
                    </text:list-item>
                    <text:list-item>
                      <text:p text:style-name="P19"><text:span text:style-name="T2">Hit Import when done. <text:s/>You should see 1 ungrouped item. <text:s/></text:span></text:p>
                    </text:list-item>
                    <text:list-item>
                      <text:p text:style-name="P19"><text:span text:style-name="T2">Now select that item,</text:span></text:p>
                    </text:list-item>
                    <text:list-item>
                      <text:p text:style-name="P19"><text:span text:style-name="T2">hit the Group button at the bottom, select FERTILIZER: DRY, and</text:span></text:p>
                    </text:list-item>
                    <text:list-item>
                      <text:p text:style-name="P19"><text:span text:style-name="T2">hit Next. <text:s/>That item should now be grouped as FERTILIZER: DRY.</text:span></text:p>
                    </text:list-item>
                  </text:list>
                </text:list-item>
              </text:list>
            </text:list-item>
          </text:list>
        </text:list-item>
      </text:list>
      <text:p text:style-name="P11"/>
      <text:p text:style-name="P11"><text:span text:style-name="T2"><text:tab/>Configuring Liquid Fertilizer</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fertilizeerliquid2018.csv from the same shared folder. <text:s/></text:span></text:p>
                    </text:list-item>
                    <text:list-item>
                      <text:p text:style-name="P19"><text:span text:style-name="T2">Hit Import when done. <text:s/>You should see a list with 14 ungrouped tems. <text:s/></text:span></text:p>
                    </text:list-item>
                    <text:list-item>
                      <text:p text:style-name="P19"><text:span text:style-name="T2">Now select those 14 items,</text:span></text:p>
                    </text:list-item>
                    <text:list-item>
                      <text:p text:style-name="P19"><text:span text:style-name="T2">hit the Group button at the bottom, select FERTILIZER: LIQUID, and</text:span></text:p>
                    </text:list-item>
                    <text:list-item>
                      <text:p text:style-name="P19"><text:span text:style-name="T2">hit Next. <text:s/>All 14 of these items should show as FERTILIZER: LIQUID.</text:span></text:p>
                    </text:list-item>
                  </text:list>
                </text:list-item>
              </text:list>
            </text:list-item>
          </text:list>
        </text:list-item>
      </text:list>
      <text:p text:style-name="P11"/>
      <text:p text:style-name="P11"><text:span text:style-name="T2"><text:tab/>Configuring Other Food Sales (items sold but not grown)</text:span></text:p>
      <text:list text:style-name="L5">
        <text:list-item>
          <text:list>
            <text:list-item>
              <text:list>
                <text:list-item>
                  <text:list>
                    <text:list-item>
                      <text:p text:style-name="P19"><text:span text:style-name="T2">select Assets -&gt; Material -&gt; Import Material,</text:span></text:p>
                    </text:list-item>
                    <text:list-item>
                      <text:p text:style-name="P19"><text:span text:style-name="T2">choose the file Material/farm_asset_materialsales2018.csv from the same shared folder. <text:s/></text:span></text:p>
                    </text:list-item>
                    <text:list-item>
                      <text:p text:style-name="P19"><text:span text:style-name="T2">Hit Import when done. <text:s/>You should see a list with 7 ungrouped tems. <text:s/></text:span></text:p>
                    </text:list-item>
                    <text:list-item>
                      <text:p text:style-name="P19"><text:span text:style-name="T2">Now select those 7 items,</text:span></text:p>
                    </text:list-item>
                    <text:list-item>
                      <text:p text:style-name="P19"><text:span text:style-name="T2">hit the Group button at the bottom, select OTHER FOOD SALES, and</text:span></text:p>
                    </text:list-item>
                    <text:list-item>
                      <text:p text:style-name="P19"><text:span text:style-name="T2">hit Next. <text:s/>All 7 of these items should show as OTHER FOOD SALES. <text:s/><text:tab/></text:span></text:p>
                    </text:list-item>
                  </text:list>
                </text:list-item>
              </text:list>
            </text:list-item>
          </text:list>
        </text:list-item>
      </text:list>
      <text:p text:style-name="P11"><text:span text:style-name="T2"><text:s/><text:tab/></text:span></text:p>
      <text:p text:style-name="P11"><text:span text:style-name="T2">3.<text:tab/>Configuring New Log Categories</text:span></text:p>
      <text:p text:style-name="P11"/>
      <text:p text:style-name="P11"><text:span text:style-name="T2">FarmOS provides a minimal set of categories for classifying logged items. <text:s/>To capture all the details of FarmData's logs, we need to add several new log categories. <text:s/>To prepare for this, select Structure -&gt; Taxonomy -&gt; Farm Log Categories -&gt; List terms.</text:span></text:p>
      <text:p text:style-name="P11"/>
      <text:p text:style-name="P20"><text:span text:style-name="T2">Add the following new terms: Medical, Sales, Seed</text:span></text:p>
      <text:p text:style-name="P20"/>
      <text:p text:style-name="P20"><text:span text:style-name="T2">Delete the following unused terms: Compost, Sensors, Soil, Water</text:span></text:p>
      <text:p text:style-name="P11"/>
      <text:p text:style-name="P11"><text:span text:style-name="T2">Remember to hit Save after you have entered each new term.</text:span></text:p>
      <text:p text:style-name="P11"/>
      <text:p text:style-name="P11"><text:span text:style-name="T2">4.<text:tab/>Configuring persons with login privileges</text:span></text:p>
      <text:p text:style-name="P11"/>
      <text:p text:style-name="P11"><text:span text:style-name="T2">A person who can login has one of three different Roles: Farm Manager, Farm Worker (who can only record tasks completed), or Farm Viewer (who can only view data). <text:s text:c="2"/>For 2018, the anonymized names of persons who worked on the College Farm are listed below. <text:s/></text:span></text:p>
      <text:p text:style-name="P11"/>
      <text:p text:style-name="P11"><text:span text:style-name="T2">&lt;Userid&gt;<text:tab/><text:tab/>&lt;Role&gt;</text:span></text:p>
      <text:p text:style-name="P11"><text:span text:style-name="T2">admin<text:tab/><text:tab/>Farm Manager (This one is done by the script) <text:tab/>— this Userid is for developers working with FarmData2</text:span></text:p>
      <text:p text:style-name="P11"><text:span text:style-name="T2">manager1<text:tab/><text:tab/>Farm Manager</text:span></text:p>
      <text:p text:style-name="P11"><text:span text:style-name="T2">manager2<text:tab/><text:tab/>Farm Manager</text:span></text:p>
      <text:p text:style-name="P11"><text:span text:style-name="T2">worker1<text:tab/><text:tab/>Farm Worker (This one is done by the script) </text:span></text:p>
      <text:p text:style-name="P11"><text:span text:style-name="T2">worker2<text:tab/><text:tab/>Farm Worker</text:span></text:p>
      <text:p text:style-name="P11"><text:span text:style-name="T2">worker3<text:tab/><text:tab/>Farm Worker</text:span></text:p>
      <text:p text:style-name="P11"><text:span text:style-name="T2">worker4<text:tab/><text:tab/>Farm Worker</text:span></text:p>
      <text:p text:style-name="P11"><text:span text:style-name="T2">guest<text:tab/><text:tab/>Farm Viewer<text:tab/><text:s/>– <text:s/>this Userid is for visitors, such as Organic Certifiers</text:span></text:p>
      <text:p text:style-name="P11"/>
      <text:p text:style-name="P11"><text:span text:style-name="T2">To create each person's login account, hit the People -&gt; Add Person tab. <text:s/>For simplicity, assign each person the password “farmdata2” and a bogus email address like &lt;Userid&gt;@myfarm.org.</text:span></text:p>
      <text:p text:style-name="P11"/>
      <text:p text:style-name="P11"/>
      <text:p text:style-name="P11"/>
      <text:p text:style-name="P11"><text:span text:style-name="T1">III. Populating FarmData2 with Task Logs</text:span></text:p>
      <text:p text:style-name="P11"/>
      <text:p text:style-name="P11"><text:span text:style-name="T2">To populate FarmData2 so that it reflects all of the Farm's completed tasks in 2018, we can import these records as CSV files derived from FarmData and AnimalData downloads. <text:s/>Each such task is recorded as a “Log”. <text:s/>Each log has an associated date, and most logs also identify one or more workers who completed its task. <text:s/>When a group of logs is completed by a worker, that person must be assigned to those logs as a separate step. <text:s/></text:span></text:p>
      <text:p text:style-name="P11"/>
      <text:p text:style-name="P11"><text:span text:style-name="T2">The tasks captured by logs are grouped as follows:</text:span></text:p>
      <text:p text:style-name="P11"/>
      <text:p text:style-name="P20"><text:span text:style-name="T2">Activities (tillage, etc.), Harvests, Inputs (applying fertilizer, etc), Medical, Observations (scouting, etc), Purchases, Sales, Seedings, and Transplantings. <text:s/></text:span></text:p>
      <text:p text:style-name="P11"/>
      <text:p text:style-name="P11"><text:span text:style-name="T2">Details of the import process for each of these groups are given below. <text:s/></text:span></text:p>
      <text:p text:style-name="P11"/>
      <text:p text:style-name="P11"><text:span text:style-name="T2"><text:tab/></text:span><text:span text:style-name="T1">Activity Logs</text:span></text:p>
      <text:list text:style-name="L5">
        <text:list-item>
          <text:list>
            <text:list-item>
              <text:list>
                <text:list-item>
                  <text:list>
                    <text:list-item>
                      <text:p text:style-name="P19"><text:span text:style-name="T2">select Logs -&gt; Activities -&gt; Import activities,</text:span></text:p>
                    </text:list-item>
                    <text:list-item>
                      <text:p text:style-name="P19"><text:span text:style-name="T2">choose the file Activities/log_farm_ativitytillage2018.csv from the shared folder </text:span><text:a xlink:type="simple" xlink:href="https://drive.google.com/drive/folders/1GApMsmN8B1TnC7I6osdRkW1lDp7eZRds?usp=sharing"><text:span text:style-name="T4">https://drive.google.com/drive/folders/1GApMsmN8B1TnC7I6osdRkW1lDp7eZRds?usp=sharing</text:span></text:a><text:span text:style-name="T2">. <text:s/></text:span></text:p>
                    </text:list-item>
                    <text:list-item>
                      <text:p text:style-name="P19"><text:span text:style-name="T2">Hit Import when done. <text:s/>You should see a list of 15 tillage activities. <text:s/></text:span></text:p>
                    </text:list-item>
                  </text:list>
                </text:list-item>
              </text:list>
            </text:list-item>
          </text:list>
        </text:list-item>
      </text:list>
      <text:p text:style-name="P11"><text:span text:style-name="T2"><text:tab/><text:tab/></text:span></text:p>
      <text:p text:style-name="P11"><text:span text:style-name="T2"><text:tab/></text:span><text:span text:style-name="T1">Harvest Logs</text:span><text:span text:style-name="T2"><text:s/>— Harvests were completed by five different Farm Workers during 2018. <text:s/>So five different uploads are needed to properly assign workers to harvests. <text:s/></text:span></text:p>
      <text:p text:style-name="P11"><text:span text:style-name="T2"><text:tab/><text:tab/></text:span></text:p>
      <text:p text:style-name="P11"><text:span text:style-name="T2"><text:tab/><text:tab/>For Worker worker1</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select all of the listed items, then “Select all 481 rows in this view”,</text:span></text:p>
                    </text:list-item>
                    <text:list-item>
                      <text:p text:style-name="P19"><text:span text:style-name="T2">hit the Assign button at the bottom, select worker1 and Replace, and</text:span></text:p>
                    </text:list-item>
                    <text:list-item>
                      <text:p text:style-name="P19"><text:span text:style-name="T2">hit Next. <text:s/>All 481 of these items should now show Assign to = worker1. <text:s/></text:span></text:p>
                    </text:list-item>
                  </text:list>
                </text:list-item>
              </text:list>
            </text:list-item>
          </text:list>
        </text:list-item>
      </text:list>
      <text:p text:style-name="P11"/>
      <text:p text:style-name="P11"><text:span text:style-name="T2"><text:tab/><text:tab/>For Worker worker4</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choose the file Harvests/log_farm_harvestworker42018.csv from the same shared folder. <text:s/></text:span></text:p>
                    </text:list-item>
                    <text:list-item>
                      <text:p text:style-name="P19"><text:span text:style-name="T2">Hit Import when done. <text:s/>You should see a list of all harvests, including those recorded by Farm Worker worker4. <text:s/>However, the “Assigned to” column shows several items with “admin” instead of “worker4”. <text:s/></text:span></text:p>
                    </text:list-item>
                    <text:list-item>
                      <text:p text:style-name="P19"><text:span text:style-name="T2">To correct this column, filter Assigned to = “admin”,</text:span></text:p>
                    </text:list-item>
                    <text:list-item>
                      <text:p text:style-name="P19"><text:span text:style-name="T2">select all of the listed items, then “Select all 298 rows in this view”,</text:span></text:p>
                    </text:list-item>
                    <text:list-item>
                      <text:p text:style-name="P19"><text:span text:style-name="T2">hit the Assign button at the bottom, select worker4 and Replace, and</text:span></text:p>
                    </text:list-item>
                    <text:list-item>
                      <text:p text:style-name="P19"><text:span text:style-name="T2">hit Next. <text:s/>All of these items should now show Assign to = worker4.</text:span></text:p>
                    </text:list-item>
                  </text:list>
                </text:list-item>
              </text:list>
            </text:list-item>
          </text:list>
        </text:list-item>
      </text:list>
      <text:p text:style-name="P11"/>
      <text:p text:style-name="P11"><text:span text:style-name="T2"><text:tab/><text:tab/>For Worker worker3</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choose the file Harvests/log_farm_harvestworker32018.csv from the same shared folder. <text:s/></text:span></text:p>
                    </text:list-item>
                    <text:list-item>
                      <text:p text:style-name="P19"><text:span text:style-name="T2">Hit Import when done. <text:s/>You should see a list of all harvests, including those recorded by Farm Worker worker3. <text:s/>However, the “Assigned to” column shows “admin” instead of “worker3”. <text:s/></text:span></text:p>
                    </text:list-item>
                    <text:list-item>
                      <text:p text:style-name="P19"><text:span text:style-name="T2">To correct this column, filter Assigned to = “admin”,</text:span></text:p>
                    </text:list-item>
                    <text:list-item>
                      <text:p text:style-name="P19"><text:span text:style-name="T2">select all of the listed items,</text:span></text:p>
                    </text:list-item>
                    <text:list-item>
                      <text:p text:style-name="P19"><text:span text:style-name="T2">hit the Assign button at the bottom, select worker3 and Replace, and</text:span></text:p>
                    </text:list-item>
                    <text:list-item>
                      <text:p text:style-name="P19"><text:span text:style-name="T2">hit Next. <text:s/>All 9 of these items should now show Assign to = worker3.</text:span></text:p>
                    </text:list-item>
                  </text:list>
                </text:list-item>
              </text:list>
            </text:list-item>
          </text:list>
        </text:list-item>
      </text:list>
      <text:p text:style-name="P11"/>
      <text:p text:style-name="P11"><text:span text:style-name="T2"><text:tab/><text:tab/>For Worker worker2</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choose the file Harvests/log_farm_harvestworker22018.csv from the same shared folder. <text:s/></text:span></text:p>
                    </text:list-item>
                    <text:list-item>
                      <text:p text:style-name="P19"><text:span text:style-name="T2">Hit Import when done. <text:s/>You should see a list of all harvests, including those recorded by Farm Worker worker2. <text:s/>However, the “Assigned to” column shows “admin” instead of “worker2”. <text:s/></text:span></text:p>
                    </text:list-item>
                    <text:list-item>
                      <text:p text:style-name="P19"><text:span text:style-name="T2">To correct this column, filter Assigned to = “admin”,</text:span></text:p>
                    </text:list-item>
                    <text:list-item>
                      <text:p text:style-name="P19"><text:span text:style-name="T2">select all of the listed items,</text:span></text:p>
                    </text:list-item>
                    <text:list-item>
                      <text:p text:style-name="P19"><text:span text:style-name="T2">hit the Assign button at the bottom, select worker2 and Replace, and</text:span></text:p>
                    </text:list-item>
                    <text:list-item>
                      <text:p text:style-name="P19"><text:span text:style-name="T2">hit Next. <text:s/>All 50 of these items should now show Assign to = worker2.</text:span></text:p>
                    </text:list-item>
                  </text:list>
                </text:list-item>
              </text:list>
            </text:list-item>
          </text:list>
        </text:list-item>
      </text:list>
      <text:p text:style-name="P11"/>
      <text:p text:style-name="P11"><text:span text:style-name="T2"><text:tab/><text:tab/>For Worker manager1</text:span></text:p>
      <text:list text:style-name="L5">
        <text:list-item>
          <text:list>
            <text:list-item>
              <text:list>
                <text:list-item>
                  <text:list>
                    <text:list-item>
                      <text:p text:style-name="P19"><text:span text:style-name="T2">select Logs -&gt; Harvests -&gt; Import harvests,</text:span></text:p>
                    </text:list-item>
                    <text:list-item>
                      <text:p text:style-name="P19"><text:span text:style-name="T2">choose the file Harvests/log_farm_harvestmanager12018.csv from the same shared folder. <text:s/></text:span></text:p>
                    </text:list-item>
                    <text:list-item>
                      <text:p text:style-name="P19"><text:span text:style-name="T2">Hit Import when done. <text:s/>You should see a list of all harvests, including those recorded by Farm Worker manager1. <text:s/>However, the “Assigned to” column shows “admin” instead of “manager1”. <text:s/></text:span></text:p>
                    </text:list-item>
                    <text:list-item>
                      <text:p text:style-name="P19"><text:span text:style-name="T2">To correct this column, filter Assigned to = “admin”,</text:span></text:p>
                    </text:list-item>
                    <text:list-item>
                      <text:p text:style-name="P19"><text:span text:style-name="T2">select all of the listed items,</text:span></text:p>
                    </text:list-item>
                    <text:list-item>
                      <text:p text:style-name="P19"><text:span text:style-name="T2">hit the Assign button at the bottom, select manager1 and Replace, and</text:span></text:p>
                    </text:list-item>
                    <text:list-item>
                      <text:p text:style-name="P19"><text:span text:style-name="T2">hit Next. <text:s/>All 16 of those items should now show Assign to = manager1.</text:span></text:p>
                    </text:list-item>
                  </text:list>
                </text:list-item>
              </text:list>
            </text:list-item>
          </text:list>
        </text:list-item>
      </text:list>
      <text:p text:style-name="P11"/>
      <text:p text:style-name="P11"><text:span text:style-name="T2"><text:tab/></text:span><text:span text:style-name="T1">Input Logs</text:span><text:span text:style-name="T2"><text:s/>– four different input applications were performed by workers in 2018. <text:s/></text:span></text:p>
      <text:p text:style-name="P11"/>
      <text:p text:style-name="P11"><text:span text:style-name="T2"><text:tab/><text:tab/>Cover Crop (worker manager1)</text:span></text:p>
      <text:list text:style-name="L5">
        <text:list-item>
          <text:list>
            <text:list-item>
              <text:list>
                <text:list-item>
                  <text:list>
                    <text:list-item>
                      <text:p text:style-name="P19"><text:span text:style-name="T2">select Logs -&gt; Inputs -&gt; Import inputs,</text:span></text:p>
                    </text:list-item>
                    <text:list-item>
                      <text:p text:style-name="P19"><text:span text:style-name="T2">choose the file Inputs/log_farm_inputcovercrop2018.csv from the same shared folder. <text:s/></text:span></text:p>
                    </text:list-item>
                    <text:list-item>
                      <text:p text:style-name="P19"><text:span text:style-name="T2">Hit Import when done. <text:s/>You should see 1 item in the list.</text:span></text:p>
                    </text:list-item>
                    <text:list-item>
                      <text:p text:style-name="P19"><text:span text:style-name="T2">Now select the listed item,</text:span></text:p>
                    </text:list-item>
                    <text:list-item>
                      <text:p text:style-name="P19"><text:span text:style-name="T2">hit the Assign button at the bottom, select manager1 and Replace, and</text:span></text:p>
                    </text:list-item>
                    <text:list-item>
                      <text:p text:style-name="P19"><text:span text:style-name="T2">hit Next. <text:s/>This item should now be assigned to the worker manager1.</text:span></text:p>
                    </text:list-item>
                  </text:list>
                </text:list-item>
              </text:list>
            </text:list-item>
          </text:list>
        </text:list-item>
      </text:list>
      <text:p text:style-name="P11"/>
      <text:p text:style-name="P11"><text:span text:style-name="T2"><text:tab/><text:tab/>Tractor Spraying (worker manager2)</text:span></text:p>
      <text:list text:style-name="L5">
        <text:list-item>
          <text:list>
            <text:list-item>
              <text:list>
                <text:list-item>
                  <text:list>
                    <text:list-item>
                      <text:p text:style-name="P19"><text:span text:style-name="T2">select Logs -&gt; Inputs -&gt; Import inputs,</text:span></text:p>
                    </text:list-item>
                    <text:list-item>
                      <text:p text:style-name="P19"><text:span text:style-name="T2">choose the file Inputs/log_farm_inputsprayingtractormanager22018.csv from the same shared folder. <text:s/></text:span></text:p>
                    </text:list-item>
                    <text:list-item>
                      <text:p text:style-name="P19"><text:span text:style-name="T2">Hit Import when done.</text:span></text:p>
                    </text:list-item>
                    <text:list-item>
                      <text:p text:style-name="P19"><text:span text:style-name="T2">Now Filter the list for Assigned to = admin, select all 163 rows,</text:span></text:p>
                    </text:list-item>
                    <text:list-item>
                      <text:p text:style-name="P19"><text:span text:style-name="T2">hit the Assign button at the bottom, select manager2 and Replace, and</text:span></text:p>
                    </text:list-item>
                    <text:list-item>
                      <text:p text:style-name="P19"><text:span text:style-name="T2">hit Next. <text:s/>These 163 items should now be assigned to the worker manager2.</text:span></text:p>
                    </text:list-item>
                  </text:list>
                </text:list-item>
              </text:list>
            </text:list-item>
          </text:list>
        </text:list-item>
      </text:list>
      <text:p text:style-name="P11"/>
      <text:p text:style-name="P11"><text:span text:style-name="T2"><text:tab/><text:tab/>Tractor Spraying (worker worker1)</text:span></text:p>
      <text:list text:style-name="L5">
        <text:list-item>
          <text:list>
            <text:list-item>
              <text:list>
                <text:list-item>
                  <text:list>
                    <text:list-item>
                      <text:p text:style-name="P19"><text:span text:style-name="T2">select Logs -&gt; Inputs -&gt; Import inputs,</text:span></text:p>
                    </text:list-item>
                    <text:list-item>
                      <text:p text:style-name="P19"><text:span text:style-name="T2">choose the file Inputs/log_farm_inputsprayingtractorworker12018.csv from the same shared folder. <text:s/></text:span></text:p>
                    </text:list-item>
                    <text:list-item>
                      <text:p text:style-name="P19"><text:span text:style-name="T2">Hit Import when done.</text:span></text:p>
                    </text:list-item>
                    <text:list-item>
                      <text:p text:style-name="P19"><text:span text:style-name="T2">Now Filter the list for Assigned to = admin, select all 112 rows,</text:span></text:p>
                    </text:list-item>
                    <text:list-item>
                      <text:p text:style-name="P19"><text:span text:style-name="T2">hit the Assign button at the bottom, select worker1 and Replace, and</text:span></text:p>
                    </text:list-item>
                    <text:list-item>
                      <text:p text:style-name="P19"><text:span text:style-name="T2">hit Next. <text:s/>These 112 items should now be assigned to the worker worker1.</text:span></text:p>
                    </text:list-item>
                  </text:list>
                </text:list-item>
              </text:list>
            </text:list-item>
          </text:list>
        </text:list-item>
      </text:list>
      <text:p text:style-name="P11"/>
      <text:p text:style-name="P11"><text:span text:style-name="T2"><text:tab/><text:tab/>Tractor Spraying (worker manager1)</text:span></text:p>
      <text:list text:style-name="L5">
        <text:list-item>
          <text:list>
            <text:list-item>
              <text:list>
                <text:list-item>
                  <text:list>
                    <text:list-item>
                      <text:p text:style-name="P19"><text:span text:style-name="T2">select Logs -&gt; Inputs -&gt; Import inputs,</text:span></text:p>
                    </text:list-item>
                    <text:list-item>
                      <text:p text:style-name="P19"><text:span text:style-name="T2">choose the file Inputs/log_farm_inputsprayingtractormanager12018.csv from the same shared folder. <text:s/></text:span></text:p>
                    </text:list-item>
                    <text:list-item>
                      <text:p text:style-name="P19"><text:span text:style-name="T2">Hit Import when done.</text:span></text:p>
                    </text:list-item>
                    <text:list-item>
                      <text:p text:style-name="P19"><text:span text:style-name="T2">Now Filter the list for Assigned to = admin, select all 42 rows,</text:span></text:p>
                    </text:list-item>
                    <text:list-item>
                      <text:p text:style-name="P19"><text:span text:style-name="T2">hit the Assign button at the bottom, select manager1 and Replace, and</text:span></text:p>
                    </text:list-item>
                    <text:list-item>
                      <text:p text:style-name="P19"><text:span text:style-name="T2">hit Next. <text:s/>These 42 items should now be assigned to the worker manager1.</text:span></text:p>
                    </text:list-item>
                  </text:list>
                </text:list-item>
              </text:list>
            </text:list-item>
          </text:list>
        </text:list-item>
      </text:list>
      <text:p text:style-name="P11"/>
      <text:p text:style-name="P11"><text:span text:style-name="T1"><text:tab/>Medical Logs</text:span><text:span text:style-name="T2"><text:s/>A medical log is created whenever a Medical Condition occurs for an animal or that condition has changed (called a Medical Outcome). <text:s text:c="2"/>The following medical log import should be done for the years 2018-2020.</text:span></text:p>
      <text:p text:style-name="P11"><text:span text:style-name="T2"><text:tab/><text:tab/></text:span></text:p>
      <text:p text:style-name="P11"><text:span text:style-name="T2"><text:tab/><text:tab/>Medical (worker manager1)</text:span></text:p>
      <text:list text:style-name="L5">
        <text:list-item>
          <text:list>
            <text:list-item>
              <text:list>
                <text:list-item>
                  <text:list>
                    <text:list-item>
                      <text:p text:style-name="P19"><text:span text:style-name="T2">select Logs -&gt; Medical -&gt; Import medical records,</text:span></text:p>
                    </text:list-item>
                    <text:list-item>
                      <text:p text:style-name="P19"><text:span text:style-name="T2">choose the file Medical/log_farm_medical.csv from the same shared folder.</text:span></text:p>
                    </text:list-item>
                    <text:list-item>
                      <text:p text:style-name="P19"><text:span text:style-name="T2">Hit Import when done. <text:s/>You should see 19 items in the list.</text:span></text:p>
                    </text:list-item>
                    <text:list-item>
                      <text:p text:style-name="P19"><text:span text:style-name="T2">Now select all 19 rows, hit the Assign button at the bottom,</text:span></text:p>
                    </text:list-item>
                    <text:list-item>
                      <text:p text:style-name="P19"><text:span text:style-name="T2">select manager1 and Replace, and <text:s/></text:span></text:p>
                    </text:list-item>
                    <text:list-item>
                      <text:p text:style-name="P19"><text:span text:style-name="T2">hit Next. These items should now be assigned to the worker manager1.</text:span></text:p>
                    </text:list-item>
                  </text:list>
                </text:list-item>
              </text:list>
            </text:list-item>
          </text:list>
        </text:list-item>
      </text:list>
      <text:p text:style-name="P11"/>
      <text:p text:style-name="P11"><text:span text:style-name="T2"><text:tab/></text:span><text:span text:style-name="T1">Observation Logs Observations include insect scouting, disease scouting, and other activities that report on the condition of plantings in the field.</text:span></text:p>
      <text:p text:style-name="P11"/>
      <text:list text:style-name="L5">
        <text:list-item>
          <text:list>
            <text:list-item>
              <text:list>
                <text:list-item>
                  <text:list>
                    <text:list-item>
                      <text:p text:style-name="P19"><text:span text:style-name="T2">select Logs -&gt; Observations -&gt; Import observations,</text:span></text:p>
                    </text:list-item>
                    <text:list-item>
                      <text:p text:style-name="P19"><text:span text:style-name="T2">choose the file Observations/log_farm_observationscoutinginsect2018.csv from the same shared folder. <text:s/></text:span></text:p>
                    </text:list-item>
                    <text:list-item>
                      <text:p text:style-name="P19"><text:span text:style-name="T2">Hit Import when done. <text:s/></text:span></text:p>
                    </text:list-item>
                    <text:list-item>
                      <text:p text:style-name="P19"><text:span text:style-name="T2">You should see 67 new Observation logs created in addition to the 11 Group logs that had been created earlier.</text:span></text:p>
                    </text:list-item>
                  </text:list>
                </text:list-item>
              </text:list>
            </text:list-item>
          </text:list>
        </text:list-item>
      </text:list>
      <text:p text:style-name="P11"><text:span text:style-name="T2"><text:tab/><text:tab/></text:span></text:p>
      <text:p text:style-name="P11"><text:span text:style-name="T2"><text:tab/></text:span><text:span text:style-name="T1">Purchase Logs</text:span><text:span text:style-name="T2"><text:s/>(non-seed only) There are four types of purchase logs to be imported: Bedding, Cattle Feed, Chicken Feed, and Sheep Feed.</text:span></text:p>
      <text:p text:style-name="P11"/>
      <text:p text:style-name="P11"><text:span text:style-name="T2"><text:tab/><text:tab/>Bedding</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bedding2018.csv from the same shared folder. <text:s/></text:span></text:p>
                    </text:list-item>
                    <text:list-item>
                      <text:p text:style-name="P19"><text:span text:style-name="T2">Hit Import when done. <text:s/>You should see a list of 4 items.</text:span></text:p>
                    </text:list-item>
                  </text:list>
                </text:list-item>
              </text:list>
            </text:list-item>
          </text:list>
        </text:list-item>
      </text:list>
      <text:p text:style-name="P11"><text:span text:style-name="T2"><text:tab/><text:tab/></text:span></text:p>
      <text:p text:style-name="P11"><text:span text:style-name="T2"><text:tab/><text:tab/>Cattle F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feedcattle2018.csv from the same shared folder. <text:s/></text:span></text:p>
                    </text:list-item>
                    <text:list-item>
                      <text:p text:style-name="P19"><text:span text:style-name="T2">Hit Import when done. <text:s/>You should now see a list of 27 items (23 added to the original 4).</text:span></text:p>
                    </text:list-item>
                  </text:list>
                </text:list-item>
              </text:list>
            </text:list-item>
          </text:list>
        </text:list-item>
      </text:list>
      <text:p text:style-name="P11"><text:span text:style-name="T2"><text:tab/><text:tab/></text:span></text:p>
      <text:p text:style-name="P11"><text:span text:style-name="T2"><text:tab/><text:tab/>Chicken F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feedchickens2018.csv from the same shared folder. <text:s/></text:span></text:p>
                    </text:list-item>
                    <text:list-item>
                      <text:p text:style-name="P19"><text:span text:style-name="T2">Hit Import when done. <text:s/>You should now see a list of 45 items.</text:span></text:p>
                    </text:list-item>
                  </text:list>
                </text:list-item>
              </text:list>
            </text:list-item>
          </text:list>
        </text:list-item>
      </text:list>
      <text:p text:style-name="P11"/>
      <text:p text:style-name="P11"><text:span text:style-name="T2"><text:tab/><text:tab/>Sheep F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feedsheep2018.csv from the same shared folder. <text:s/></text:span></text:p>
                    </text:list-item>
                    <text:list-item>
                      <text:p text:style-name="P19"><text:span text:style-name="T2">Hit Import when done. <text:s/>You should now see a list of 57 items.</text:span></text:p>
                    </text:list-item>
                    <text:list-item>
                      <text:p text:style-name="P19"><text:span text:style-name="T2">Now select all 57 items listed,</text:span></text:p>
                    </text:list-item>
                    <text:list-item>
                      <text:p text:style-name="P19"><text:span text:style-name="T2">hit the Assign button at the bottom, select manager1 and Replace, and</text:span></text:p>
                    </text:list-item>
                    <text:list-item>
                      <text:p text:style-name="P19"><text:span text:style-name="T2">hit Next. <text:s/>All 57 Bedding, Cattle Feed, Chicken Feed, and Sheep Feed purchases should now be assigned to the worker manager1.</text:span></text:p>
                    </text:list-item>
                  </text:list>
                </text:list-item>
              </text:list>
            </text:list-item>
          </text:list>
        </text:list-item>
      </text:list>
      <text:p text:style-name="P11"><text:span text:style-name="T2"><text:tab/><text:tab/></text:span></text:p>
      <text:p text:style-name="P11"><text:span text:style-name="T2"><text:tab/><text:tab/>Organic S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seedorganic2018.csv from the same shared folder. <text:s/></text:span></text:p>
                    </text:list-item>
                    <text:list-item>
                      <text:p text:style-name="P19"><text:span text:style-name="T2">Hit Import when done. <text:s/>You should now see a list of 97 items.</text:span></text:p>
                    </text:list-item>
                    <text:list-item>
                      <text:p text:style-name="P19"><text:span text:style-name="T2">Now Filter the list for Assigned to = admin and select all 40 items listed,</text:span></text:p>
                    </text:list-item>
                    <text:list-item>
                      <text:p text:style-name="P19"><text:span text:style-name="T2">hit the Flag button at the bottom, select “Organic”, and</text:span></text:p>
                    </text:list-item>
                    <text:list-item>
                      <text:p text:style-name="P19"><text:span text:style-name="T2">hit Next. <text:s/>All 40 seed purchases should now be flagged Organic.</text:span></text:p>
                    </text:list-item>
                  </text:list>
                </text:list-item>
              </text:list>
            </text:list-item>
          </text:list>
        </text:list-item>
      </text:list>
      <text:p text:style-name="P11"/>
      <text:p text:style-name="P11"><text:span text:style-name="T2"><text:tab/><text:tab/>Non-Organic Seed</text:span></text:p>
      <text:list text:style-name="L5">
        <text:list-item>
          <text:list>
            <text:list-item>
              <text:list>
                <text:list-item>
                  <text:list>
                    <text:list-item>
                      <text:p text:style-name="P19"><text:span text:style-name="T2">select Log -&gt; Farm -&gt; Purchases -&gt; Import purchases,</text:span></text:p>
                    </text:list-item>
                    <text:list-item>
                      <text:p text:style-name="P19"><text:span text:style-name="T2">choose the file Purchases/log_farm_purchaseseednonorganic2018.csv from the same shared folder. <text:s/></text:span></text:p>
                    </text:list-item>
                    <text:list-item>
                      <text:p text:style-name="P19"><text:span text:style-name="T2">Hit Import when done. <text:s/>You should now see a list of 205 items.</text:span></text:p>
                    </text:list-item>
                    <text:list-item>
                      <text:p text:style-name="P19"><text:span text:style-name="T2">Now Filter the list for Assigned to = admin and select all 205 items listed,</text:span></text:p>
                    </text:list-item>
                    <text:list-item>
                      <text:p text:style-name="P19"><text:span text:style-name="T2">hit the Assign button at the bottom, select manager2 and Replace, and</text:span></text:p>
                    </text:list-item>
                    <text:list-item>
                      <text:p text:style-name="P19"><text:span text:style-name="T2">hit Next. <text:s/>All 205 Seed purchases should now be assigned to the worker manager2.</text:span></text:p>
                    </text:list-item>
                  </text:list>
                </text:list-item>
              </text:list>
            </text:list-item>
          </text:list>
        </text:list-item>
      </text:list>
      <text:p text:style-name="P11"/>
      <text:p text:style-name="P11"><text:span text:style-name="T1"><text:tab/>Sales Logs</text:span><text:span text:style-name="T2"><text:s/>A sales log is created whenever a product is sold by the farm. <text:s/>Most products sold are crops that are harvested. <text:s/>A few sales include other products, such as beef, which are also logged. <text:s text:c="2"/>The following sales log import covers the years 2018-2020.</text:span></text:p>
      <text:p text:style-name="P11"><text:span text:style-name="T2"><text:tab/><text:tab/></text:span></text:p>
      <text:p text:style-name="P11"><text:span text:style-name="T2"><text:tab/><text:tab/>Sales (worker manager1)</text:span></text:p>
      <text:list text:style-name="L5">
        <text:list-item>
          <text:list>
            <text:list-item>
              <text:list>
                <text:list-item>
                  <text:list>
                    <text:list-item>
                      <text:p text:style-name="P19"><text:span text:style-name="T2">select Logs -&gt; Sales -&gt; Import sales</text:span></text:p>
                    </text:list-item>
                    <text:list-item>
                      <text:p text:style-name="P19"><text:span text:style-name="T2">choose the file Sales/log_farm_sales.csv from the same shared folder.</text:span></text:p>
                    </text:list-item>
                    <text:list-item>
                      <text:p text:style-name="P19"><text:span text:style-name="T2">Hit Import when done. <text:s/>You should see 488 items in the list.</text:span></text:p>
                    </text:list-item>
                    <text:list-item>
                      <text:p text:style-name="P19"><text:span text:style-name="T2">Now select all 488 rows, hit the Assign button at the bottom,</text:span></text:p>
                    </text:list-item>
                    <text:list-item>
                      <text:p text:style-name="P19"><text:span text:style-name="T2">select manager1 and Replace, and <text:s/></text:span></text:p>
                    </text:list-item>
                    <text:list-item>
                      <text:p text:style-name="P19"><text:span text:style-name="T2">hit Next. These items should now be assigned to the worker manager1.</text:span></text:p>
                    </text:list-item>
                  </text:list>
                </text:list-item>
              </text:list>
            </text:list-item>
          </text:list>
        </text:list-item>
      </text:list>
      <text:p text:style-name="P11"/>
      <text:p text:style-name="P11"><text:span text:style-name="T2"><text:tab/></text:span><text:span text:style-name="T1">Seeding Logs</text:span><text:span text:style-name="T2"><text:s/>Seeding logs occur whenver seeds are planted in flats in a greenhouse (called “tray seedings”) or directly in a field (called “direct seeding”). <text:s/>The following seeding logs should be imported for the year 2018.</text:span></text:p>
      <text:p text:style-name="P11"><text:span text:style-name="T2"><text:tab/><text:tab/></text:span></text:p>
      <text:p text:style-name="P11"><text:span text:style-name="T2"><text:tab/><text:tab/>Tray seeding (worker manager2)</text:span></text:p>
      <text:list text:style-name="L5">
        <text:list-item>
          <text:list>
            <text:list-item>
              <text:list>
                <text:list-item>
                  <text:list>
                    <text:list-item>
                      <text:p text:style-name="P19"><text:span text:style-name="T2">select Logs -&gt; Seedings -&gt; Import seedings,</text:span></text:p>
                    </text:list-item>
                    <text:list-item>
                      <text:p text:style-name="P19"><text:span text:style-name="T2">choose the file Seedings/log_farm_seedingtraymanager22018.csv from the same shared folder. <text:s/></text:span></text:p>
                    </text:list-item>
                    <text:list-item>
                      <text:p text:style-name="P19"><text:span text:style-name="T2">Hit Import when done. <text:s/>You should see 125 items in the list.</text:span></text:p>
                    </text:list-item>
                    <text:list-item>
                      <text:p text:style-name="P19"><text:span text:style-name="T2">Now select all 125 rows, hit the Assign button at the bottom,</text:span></text:p>
                    </text:list-item>
                    <text:list-item>
                      <text:p text:style-name="P19"><text:span text:style-name="T2">select manager2 and Replace, and <text:s/></text:span></text:p>
                    </text:list-item>
                    <text:list-item>
                      <text:p text:style-name="P19"><text:span text:style-name="T2">hit Next. These items should now be assigned to the worker manager2.</text:span></text:p>
                    </text:list-item>
                  </text:list>
                </text:list-item>
              </text:list>
            </text:list-item>
          </text:list>
        </text:list-item>
      </text:list>
      <text:p text:style-name="P11"/>
      <text:p text:style-name="P11"><text:span text:style-name="T2"><text:tab/><text:tab/>Tray seeding (worker worker1)</text:span></text:p>
      <text:list text:style-name="L5">
        <text:list-item>
          <text:list>
            <text:list-item>
              <text:list>
                <text:list-item>
                  <text:list>
                    <text:list-item>
                      <text:p text:style-name="P19"><text:span text:style-name="T2">select Logs -&gt; <text:s/>Seedings -&gt; Import seedings,</text:span></text:p>
                    </text:list-item>
                    <text:list-item>
                      <text:p text:style-name="P19"><text:span text:style-name="T2">choose the file Seedings/log_farm_seedingtrayworker12018.csv from the same shared folder. <text:s/></text:span></text:p>
                    </text:list-item>
                    <text:list-item>
                      <text:p text:style-name="P19"><text:span text:style-name="T2">Hit Import when done. <text:s/>You should see 154 items in the list.</text:span></text:p>
                    </text:list-item>
                    <text:list-item>
                      <text:p text:style-name="P19"><text:span text:style-name="T2">Now Filter the list for Assigned to = admin, select all 29 items listed,</text:span></text:p>
                    </text:list-item>
                    <text:list-item>
                      <text:p text:style-name="P19"><text:span text:style-name="T2">hit the Assign button at the bottom, select worker1 and Replace, and</text:span></text:p>
                    </text:list-item>
                    <text:list-item>
                      <text:p text:style-name="P19"><text:span text:style-name="T2">hit Next. <text:s/>These items should now be assigned to the worker worker1.</text:span></text:p>
                    </text:list-item>
                  </text:list>
                </text:list-item>
              </text:list>
            </text:list-item>
          </text:list>
        </text:list-item>
      </text:list>
      <text:p text:style-name="P11"/>
      <text:p text:style-name="P11"><text:span text:style-name="T2"><text:tab/><text:tab/>Direct seeding (worker manager2)</text:span></text:p>
      <text:list text:style-name="L5">
        <text:list-item>
          <text:list>
            <text:list-item>
              <text:list>
                <text:list-item>
                  <text:list>
                    <text:list-item>
                      <text:p text:style-name="P19"><text:span text:style-name="T2">select Logs -&gt; Seedings -&gt; Import seedings,</text:span></text:p>
                    </text:list-item>
                    <text:list-item>
                      <text:p text:style-name="P19"><text:span text:style-name="T2">choose the file Seedings/log_farm_seedingdirectmanager22018.csv from the same shared folder. <text:s/></text:span></text:p>
                    </text:list-item>
                    <text:list-item>
                      <text:p text:style-name="P19"><text:span text:style-name="T2">Hit Import when done. <text:s/>You should see 107 items in the list.</text:span></text:p>
                    </text:list-item>
                    <text:list-item>
                      <text:p text:style-name="P19"><text:span text:style-name="T2">Now select all 107 rows, hit the Assign button at the bottom,</text:span></text:p>
                    </text:list-item>
                    <text:list-item>
                      <text:p text:style-name="P19"><text:span text:style-name="T2">select manager2 and Replace, and <text:s/></text:span></text:p>
                    </text:list-item>
                    <text:list-item>
                      <text:p text:style-name="P19"><text:span text:style-name="T2">hit Next. These items should now be assigned to the worker manager2.</text:span></text:p>
                    </text:list-item>
                  </text:list>
                </text:list-item>
              </text:list>
            </text:list-item>
          </text:list>
        </text:list-item>
      </text:list>
      <text:p text:style-name="P11"/>
      <text:p text:style-name="P11"><text:span text:style-name="T2"><text:tab/><text:tab/>Direct seeding (worker worker1)</text:span></text:p>
      <text:list text:style-name="L5">
        <text:list-item>
          <text:list>
            <text:list-item>
              <text:list>
                <text:list-item>
                  <text:list>
                    <text:list-item>
                      <text:p text:style-name="P19"><text:span text:style-name="T2">select Logs -&gt; <text:s/>Seedings -&gt; Import seedings,</text:span></text:p>
                    </text:list-item>
                    <text:list-item>
                      <text:p text:style-name="P19"><text:span text:style-name="T2">choose the file Seedings/log_farm_seedingdirectworker12018.csv from the same shared folder. <text:s/></text:span></text:p>
                    </text:list-item>
                    <text:list-item>
                      <text:p text:style-name="P19"><text:span text:style-name="T2">Hit Import when done. <text:s/>You should see 113 items in the list.</text:span></text:p>
                    </text:list-item>
                    <text:list-item>
                      <text:p text:style-name="P19"><text:span text:style-name="T2">Now Filter the list for Assigned to = admin, select all 6 items listed,</text:span></text:p>
                    </text:list-item>
                    <text:list-item>
                      <text:p text:style-name="P19"><text:span text:style-name="T2">hit the Assign button at the bottom, select worker1 and Replace, and</text:span></text:p>
                    </text:list-item>
                  </text:list>
                </text:list-item>
              </text:list>
            </text:list-item>
          </text:list>
        </text:list-item>
      </text:list>
      <text:p text:style-name="P11"><text:span text:style-name="T2"><text:tab/><text:tab/><text:s text:c="5"/>vi). hit Next. <text:s/>These items should now be assigned to the worker worker1.</text:span></text:p>
      <text:p text:style-name="P11"/>
      <text:p text:style-name="P11"><text:span text:style-name="T1"><text:tab/>Transplanting Logs</text:span><text:span text:style-name="T2"><text:s/>Transplanting logs occur whenever plantings are moved from a greenhouse to a field. <text:s/>The following transplanting logs should be imported for the year 2018.</text:span></text:p>
      <text:p text:style-name="P11"><text:span text:style-name="T2"><text:tab/><text:tab/></text:span></text:p>
      <text:p text:style-name="P11"><text:span text:style-name="T2"><text:tab/><text:tab/>Transplanting (worker manager2)</text:span></text:p>
      <text:list text:style-name="L5">
        <text:list-item>
          <text:list>
            <text:list-item>
              <text:list>
                <text:list-item>
                  <text:list>
                    <text:list-item>
                      <text:p text:style-name="P19"><text:span text:style-name="T2">select Logs -&gt; Transplantings -&gt; Import transplantings,</text:span></text:p>
                    </text:list-item>
                    <text:list-item>
                      <text:p text:style-name="P19"><text:span text:style-name="T2">choose the file Transplantings/log_farm_transplantingmanager22018.csv from the same shared folder. <text:s/></text:span></text:p>
                    </text:list-item>
                    <text:list-item>
                      <text:p text:style-name="P19"><text:span text:style-name="T2">Hit Import when done. <text:s/>You should see 20 items in the list.</text:span></text:p>
                    </text:list-item>
                    <text:list-item>
                      <text:p text:style-name="P19"><text:span text:style-name="T2">Now select all 20 rows, hit the Assign button at the bottom,</text:span></text:p>
                    </text:list-item>
                    <text:list-item>
                      <text:p text:style-name="P19"><text:span text:style-name="T2">select manager2 and Replace, and <text:s/></text:span></text:p>
                    </text:list-item>
                    <text:list-item>
                      <text:p text:style-name="P19"><text:span text:style-name="T2">hit Next. These items should now be assigned to the worker manager2.</text:span></text:p>
                    </text:list-item>
                  </text:list>
                </text:list-item>
              </text:list>
            </text:list-item>
          </text:list>
        </text:list-item>
      </text:list>
      <text:p text:style-name="P11"/>
      <text:p text:style-name="P11"><text:span text:style-name="T2"><text:tab/><text:tab/>Transplanting (worker worker1)</text:span></text:p>
      <text:list text:style-name="L5">
        <text:list-item>
          <text:list>
            <text:list-item>
              <text:list>
                <text:list-item>
                  <text:list>
                    <text:list-item>
                      <text:p text:style-name="P19"><text:span text:style-name="T2">select Logs -&gt; <text:s/>Transplantings -&gt; Import transplantings,</text:span></text:p>
                    </text:list-item>
                    <text:list-item>
                      <text:p text:style-name="P19"><text:span text:style-name="T2">choose the file Transplantings/log_farm_transplantingworker12018.csv from the same shared folder. <text:s/></text:span></text:p>
                    </text:list-item>
                    <text:list-item>
                      <text:p text:style-name="P19"><text:span text:style-name="T2">Hit Import when done. <text:s/>You should see 45 items in the list.</text:span></text:p>
                    </text:list-item>
                    <text:list-item>
                      <text:p text:style-name="P19"><text:span text:style-name="T2">Now Filter the list for Assigned to = admin, select all 25 items listed,</text:span></text:p>
                    </text:list-item>
                    <text:list-item>
                      <text:p text:style-name="P19"><text:span text:style-name="T2">hit the Assign button at the bottom, select worker1 and Replace, and</text:span></text:p>
                    </text:list-item>
                    <text:list-item>
                      <text:p text:style-name="P19"><text:span text:style-name="T2">hit Next. <text:s/>These items should now be assigned to the worker worker1.</text:span></text:p>
                    </text:list-item>
                  </text:list>
                </text:list-item>
              </text:list>
            </text:list-item>
          </text:list>
        </text:list-item>
      </text:list>
      <text:p text:style-name="P11"/>
      <text:p text:style-name="P11"><text:span text:style-name="T2"><text:tab/><text:tab/>Transplanting (worker worker3)</text:span></text:p>
      <text:list text:style-name="L5">
        <text:list-item>
          <text:list>
            <text:list-item>
              <text:list>
                <text:list-item>
                  <text:list>
                    <text:list-item>
                      <text:p text:style-name="P19"><text:span text:style-name="T2">select Logs -&gt; <text:s/>Transplantings -&gt; Import transplantings,</text:span></text:p>
                    </text:list-item>
                    <text:list-item>
                      <text:p text:style-name="P19"><text:span text:style-name="T2">choose the file Transplantings/log_farm_transplantingworker12018.csv from the same shared folder. <text:s/></text:span></text:p>
                    </text:list-item>
                    <text:list-item>
                      <text:p text:style-name="P19"><text:span text:style-name="T2">Hit Import when done. <text:s/>You should see 135 items in the list.</text:span></text:p>
                    </text:list-item>
                    <text:list-item>
                      <text:p text:style-name="P19"><text:span text:style-name="T2">Now Filter the list for Assigned to = admin, select all 90 items listed,</text:span></text:p>
                    </text:list-item>
                    <text:list-item>
                      <text:p text:style-name="P19"><text:span text:style-name="T2">hit the Assign button at the bottom, select worker1 and Replace, and</text:span></text:p>
                    </text:list-item>
                    <text:list-item>
                      <text:p text:style-name="P19"><text:span text:style-name="T2">hit Next. <text:s/>These items should now be assigned to the worker worker1.</text:span></text:p>
                    </text:list-item>
                  </text:list>
                </text:list-item>
              </text:list>
            </text:list-item>
          </text:list>
        </text:list-item>
      </text:list>
      <text:p text:style-name="P11"/>
      <text:p text:style-name="P11"><text:span text:style-name="T2">After you finish importing, clear all database caches by selecting Configuration -&gt; Development -&gt; Performance -&gt; Clear All Caches. <text:s/>Also, visit PhpMyAdmin and empty the table cache_form. <text:s/>Your database size should now be about 43MB.</text:span></text:p>
      <text:p text:style-name="P11"/>
      <text:p text:style-name="P11"><text:span text:style-name="T2">For backup and replication, a copy of this fully-populated database is saved as farmdata2dbpartII.sql on the shared drive <text:s/></text:span></text:p>
      <text:p text:style-name="P11"><text:a xlink:type="simple" xlink:href="https://drive.google.com/file/d/17ww-DLaVMSf-qin_r7MfvJQJwT2yNFNi/view?usp=sharing"><text:span text:style-name="T2">https://drive.google.com/file/d/17ww-DLaVMSf-qin_r7MfvJQJwT2yNFNi/view?usp=sharing</text:span></text:a><text:span text:style-name="T2">. <text:s/></text:span></text:p>
      <text:p text:style-name="P21"/>
      <text:p text:style-name="P11"><text:span text:style-name="T2">If you import this database to your local development server, be sure that the following parameters in your php.ini file are set:</text:span></text:p>
      <text:p text:style-name="P21"><text:span text:style-name="T6"><text:tab/></text:span><text:span text:style-name="T2">post_max_size=500M</text:span></text:p>
      <text:p text:style-name="P21"><text:span text:style-name="T2"><text:tab/>upload_max_filesize=500M</text:span></text:p>
      <text:p text:style-name="P21"><text:span text:style-name="T2"><text:tab/>memory_limit=900M</text:span></text:p>
      <text:p text:style-name="P11"/>
      <text:p text:style-name="P11"/>
      <text:p text:style-name="P11"><text:span text:style-name="T1">Part IV. <text:s/>Current Issues</text:span></text:p>
      <text:p text:style-name="P11"/>
      <text:p text:style-name="P11"><text:span text:style-name="T2"><text:tab/>FarmData2 is a work in progress. <text:s/>At this time, a small number of issues are being resolved before FarmData2 can more fully capture the database requirements of FarmData and AnimalData needed by the Dickinson College Farm. <text:s/>Addressing these issues requires either adding new modules to farmOS or modifying the farmOS codebase itself. <text:s/></text:span></text:p>
      <text:p text:style-name="P11"/>
      <text:p text:style-name="P11"><text:span text:style-name="T2">Below is a list of these issues as they are currently understood, using notes from Allen Tucker's 11/19/2019 discussions with Matt Steiman and Mike Stenta. <text:s/>The FarmData2 GitHub site </text:span><text:a xlink:type="simple" xlink:href="https://github.com/megandalster/farmdata2/issues/"><text:span text:style-name="T2">https://github.com/megandalster/farmdata2/issues/</text:span></text:a><text:span text:style-name="T2"><text:s/>identifies these and other issues along with their current status. <text:s/></text:span></text:p>
      <text:p text:style-name="P11"/>
      <text:p text:style-name="P11"><text:span text:style-name="T2">1. <text:s/></text:span><text:span text:style-name="T1">Direct Seeding and Transplanting Logs</text:span><text:span text:style-name="T2">. <text:s/>These logs are not importable until FarmData2 adds Movement (Area) column to their CSV importers. <text:s/>For detailed discussion of this issue, see </text:span><text:a xlink:type="simple" xlink:href="https://github.com/farmOS/farmOS/issues/199#issuecomment-558257714"><text:span text:style-name="T4">https://github.com/farmOS/farmOS/issues/199#issuecomment-558257714</text:span></text:a><text:span text:style-name="T2">. <text:s/></text:span><text:span text:style-name="T7">This issue was fixed on 7/15/2020. <text:s/>Direct seeding and transplanting logs can now be imported from FarmData (see Part III above). <text:s/>This fix is waiting for Matt's review.</text:span></text:p>
      <text:p text:style-name="P11"/>
      <text:p text:style-name="P11"><text:span text:style-name="T2">2. <text:s/></text:span><text:span text:style-name="T1">Vet Reports</text:span><text:span text:style-name="T2">: <text:s/>These should be imported from AnimalData as Medical Logs in FarmData2. <text:s/>However, the CSV importers are missing a couple of important fields. <text:s/>For detailed discussion of this issue, see </text:span><text:a xlink:type="simple" xlink:href="https://github.com/farmOS/farmOS/issues/199#issuecomment-549977007"><text:span text:style-name="T4">https://github.com/farmOS/farmOS/issues/199#issuecomment-549977007</text:span></text:a><text:span text:style-name="T2">. <text:s/></text:span><text:span text:style-name="T7">This issue was addressed on 7/18/2020 by adding a new Vet field to the CSV importers and importing each AnimalData vet record as 2 FarmData2 medical records—a “Medical Condition” and a “Medical Outcome.” <text:s/>This fix is waiting for Matt's review.</text:span></text:p>
      <text:p text:style-name="P11"/>
      <text:p text:style-name="P22"/>
      <text:p text:style-name="P23"><text:span text:style-name="T6">3. <text:s/></text:span><text:span text:style-name="T8">Seed Purchase Logs</text:span><text:span text:style-name="T6">: These should be implementable, after some thought is given to the correspondence between FarmData export columns and FarmData2 CSV import columns. <text:s/>One or more columns may need to be added to these importers as well. <text:s/></text:span><text:span text:style-name="T2">This issue was addressed on 7/21/2020 by creating one or more purchase records for each FarmData record. <text:s/>An additional record was added for each crop that had one or more BACKUP suppliers not used in the purchase. <text:s/>This fix is waiting for Matt's review.</text:span></text:p>
      <text:p text:style-name="P11"/>
      <text:p text:style-name="P23"><text:span text:style-name="T6">4. <text:s/></text:span><text:span text:style-name="T8">Sales</text:span><text:span text:style-name="T6">: Inventory, distribution, packing, and invoicing. <text:s/>Invoicing is the most important here, while inventory is also valuable (though current FarmData data is stale). </text:span><text:span text:style-name="T9">I</text:span><text:span text:style-name="T2">nvoicing was addressed on 7/24/2020 by creating new Material assets and Sales Log categories, and importing all sales downloaded from FarmData for 2018. <text:s/>This proposed fix is waiting for Matt's review.</text:span></text:p>
      <text:p text:style-name="P22"/>
      <text:p text:style-name="P22"/>
      <text:p text:style-name="P24"><text:span text:style-name="T1">Part V. <text:s/>Field Kit</text:span></text:p>
      <text:p text:style-name="P22"/>
      <text:p text:style-name="P24"><text:span text:style-name="T2">To enable a farm worker to make log entries from the field, FarmOS provides a separate software application called </text:span><text:span text:style-name="T3">Farm0S Client (see </text:span><text:a xlink:type="simple" xlink:href="https://farmos.org/development/client/"><text:span text:style-name="T4">https://farmos.org/development/client/</text:span></text:a><text:span text:style-name="T3">)</text:span><text:span text:style-name="T2">. <text:s/>At this time, a developer version has been created and can be exercised using the FarmData2 server at </text:span><text:a xlink:type="simple" xlink:href="https://npfi.org/farmdata2"><text:span text:style-name="T4">https://npfi.org/farmdata2</text:span></text:a><text:span text:style-name="T2">. <text:s/></text:span></text:p>
      <text:p text:style-name="P24"/>
      <text:p text:style-name="P24"><text:span text:style-name="T2">To experiment with this version, download and unzip the shared file </text:span><text:span text:style-name="T1">farmOS-client.zip</text:span><text:span text:style-name="T2"><text:s/>at </text:span><text:a xlink:type="simple" xlink:href="https://drive.google.com/file/d/1i6TmScrlh83JPqD1wNXIUmdc__gwLJDW/view?usp=sharing"><text:span text:style-name="T2">https://drive.google.com/file/d/1i6TmScrlh83JPqD1wNXIUmdc__gwLJDW/view?usp=sharing</text:span></text:a><text:span text:style-name="T2">. <text:s/>It's a big file, so be patient with the download...</text:span></text:p>
      <text:p text:style-name="P24"/>
      <text:p text:style-name="P24"><text:span text:style-name="T2">From a terminal window, type these commands to start a local server.</text:span></text:p>
      <text:p text:style-name="P24"/>
      <text:p text:style-name="P24"><text:span text:style-name="T2"><text:tab/>cd farmOS-Client</text:span></text:p>
      <text:p text:style-name="P24"><text:span text:style-name="T2"><text:tab/>npm start</text:span></text:p>
      <text:p text:style-name="P24"/>
      <text:p text:style-name="P24"><text:span text:style-name="T2">Now open your browser to </text:span><text:a xlink:type="simple" xlink:href="http://localhost:8080/"><text:span text:style-name="T2">http://localhost:8080</text:span></text:a><text:span text:style-name="T2">, which should show you the Field Kit in the following window:</text:span></text:p>
      <text:p text:style-name="P22"/>
      <text:p text:style-name="P24"><text:span text:style-name="T2">Hit the top left </text:span><text:span text:style-name="T7">menu for the login page</text:span><text:span text:style-name="T2">. <text:s/>On this page, log into the server at </text:span><text:a xlink:type="simple" xlink:href="https://npfi.org/farmdata2"><text:span text:style-name="T2">https://npfi.org/farmdata2</text:span></text:a><text:span text:style-name="T2"><text:s/>with Userid = manager1 or worker1 and Password = farmdata2. <text:s/>The </text:span><text:span text:style-name="T7">button for syncing data with the server</text:span><text:span text:style-name="T2"><text:s/>is useful after a task log has been created. <text:s/>To create a new task log, hit the + sign on the lower right.</text:span></text:p>
      <text:p text:style-name="P24"><text:span text:style-name="T2">The form for entering data into a task log looks like this (data entries are described in </text:span><text:span text:style-name="T7">red</text:span><text:span text:style-name="T2">):</text:span></text:p>
      <text:p text:style-name="P24"/>
      <text:p text:style-name="P22"/>
      <text:p text:style-name="P24"><text:span text:style-name="T2">After you have entered data into the task log, hit the left arrow </text:span><text:span text:style-name="T10">←</text:span><text:span text:style-name="T2"><text:s/>at the top and this will take you back to the main page, where you can sync your new log to the server. <text:s/></text:span></text:p>
      <text:p text:style-name="P24"/>
      <text:p text:style-name="P24"><text:span text:style-name="T2">More likely, from the main page you can create an additional task log by hitting the + sign again and filling out a second form. <text:s/></text:span></text:p>
      <text:p text:style-name="P24"/>
      <text:p text:style-name="P24"><text:span text:style-name="T2">All such task logs are saved on your device until you return to a place where they can be synced to the server all at once.</text:span></text:p>
      <text:p text:style-name="P24"/>
      <text:p text:style-name="P23"><text:span text:style-name="T1">This version of FarmOS Client is experimental, and should only be used only as a source of insight into the detailed data-gathering needs of the Dickinson College Farm. <text:s/>After Matt has experimented with this version, his feedback will be key to designing and implementing a production version during the next several month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